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7cm" svg:height="8.988cm" svg:x="1.278cm" svg:y="2.881cm">
            <draw:object draw:notify-on-update-of-ranges="Arkusz1.B6:Arkusz1.B41 Arkusz1.C5:Arkusz1.C5 Arkusz1.C6:Arkusz1.C41 Arkusz1.B6:Arkusz1.B41 Arkusz1.D5:Arkusz1.D5 Arkusz1.D6:Arkusz1.D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036cm" svg:y="3.177cm">
            <draw:object draw:notify-on-update-of-ranges="Arkusz1.I6:Arkusz1.I30 Arkusz1.J5:Arkusz1.J5 Arkusz1.J6:Arkusz1.J30 Arkusz1.I6:Arkusz1.I30 Arkusz1.K5:Arkusz1.K5 Arkusz1.K6:Arkusz1.K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3.074cm" svg:y="2.895cm">
            <draw:object draw:notify-on-update-of-ranges="Arkusz1.P6:Arkusz1.P31 Arkusz1.Q5:Arkusz1.Q5 Arkusz1.Q6:Arkusz1.Q31 Arkusz1.P6:Arkusz1.P31 Arkusz1.R5:Arkusz1.R5 Arkusz1.R6:Arkusz1.R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60.261cm" svg:y="2.905cm">
            <draw:object draw:notify-on-update-of-ranges="Arkusz1.W6:Arkusz1.W33 Arkusz1.X5:Arkusz1.X5 Arkusz1.X6:Arkusz1.X33 Arkusz1.W6:Arkusz1.W33 Arkusz1.Y5:Arkusz1.Y5 Arkusz1.Y6:Arkusz1.Y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OC [mV]</text:p>
          </table:table-cell>
          <table:table-cell office:value-type="string" calcext:value-type="string">
            <text:p>ISC [mA]</text:p>
          </table:table-cell>
          <table:table-cell table:number-columns-repeated="5"/>
          <table:table-cell office:value-type="string" calcext:value-type="string">
            <text:p>UOC [mV]</text:p>
          </table:table-cell>
          <table:table-cell office:value-type="string" calcext:value-type="string">
            <text:p>ISC [mA]</text:p>
          </table:table-cell>
          <table:table-cell table:number-columns-repeated="5"/>
          <table:table-cell office:value-type="string" calcext:value-type="string">
            <text:p>UOC [mV]</text:p>
          </table:table-cell>
          <table:table-cell office:value-type="string" calcext:value-type="string">
            <text:p>ISC [mA]</text:p>
          </table:table-cell>
          <table:table-cell table:number-columns-repeated="5"/>
          <table:table-cell office:value-type="string" calcext:value-type="string">
            <text:p>UOC [mV]</text:p>
          </table:table-cell>
          <table:table-cell office:value-type="string" calcext:value-type="string">
            <text:p>ISC [mA]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9.2" calcext:value-type="float">
            <text:p>2029,2</text:p>
          </table:table-cell>
          <table:table-cell office:value-type="float" office:value="112.5" calcext:value-type="float">
            <text:p>112,5</text:p>
          </table:table-cell>
          <table:table-cell table:number-columns-repeated="5"/>
          <table:table-cell office:value-type="float" office:value="1898.3" calcext:value-type="float">
            <text:p>1898,3</text:p>
          </table:table-cell>
          <table:table-cell office:value-type="float" office:value="116.9" calcext:value-type="float">
            <text:p>116,9</text:p>
          </table:table-cell>
          <table:table-cell table:number-columns-repeated="5"/>
          <table:table-cell office:value-type="float" office:value="1859.5" calcext:value-type="float">
            <text:p>1859,5</text:p>
          </table:table-cell>
          <table:table-cell office:value-type="float" office:value="118.1" calcext:value-type="float">
            <text:p>118,1</text:p>
          </table:table-cell>
          <table:table-cell table:number-columns-repeated="5"/>
          <table:table-cell office:value-type="float" office:value="1770.3" calcext:value-type="float">
            <text:p>1770,3</text:p>
          </table:table-cell>
          <table:table-cell office:value-type="float" office:value="121.6" calcext:value-type="float">
            <text:p>12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 [mV]</text:p>
          </table:table-cell>
          <table:table-cell office:value-type="string" calcext:value-type="string">
            <text:p>I [mA]</text:p>
          </table:table-cell>
          <table:table-cell office:value-type="string" calcext:value-type="string">
            <text:p>P [mW]</text:p>
          </table:table-cell>
          <table:table-cell office:value-type="string" calcext:value-type="string">
            <text:p>R [ohm]</text:p>
          </table:table-cell>
          <table:table-cell table:number-columns-repeated="3"/>
          <table:table-cell office:value-type="string" calcext:value-type="string">
            <text:p>U [mV]</text:p>
          </table:table-cell>
          <table:table-cell office:value-type="string" calcext:value-type="string">
            <text:p>I [mA]</text:p>
          </table:table-cell>
          <table:table-cell office:value-type="string" calcext:value-type="string">
            <text:p>P [mW]</text:p>
          </table:table-cell>
          <table:table-cell office:value-type="string" calcext:value-type="string">
            <text:p>R [ohm]</text:p>
          </table:table-cell>
          <table:table-cell table:number-columns-repeated="3"/>
          <table:table-cell office:value-type="string" calcext:value-type="string">
            <text:p>U [mV]</text:p>
          </table:table-cell>
          <table:table-cell office:value-type="string" calcext:value-type="string">
            <text:p>I [mA]</text:p>
          </table:table-cell>
          <table:table-cell office:value-type="string" calcext:value-type="string">
            <text:p>P [mW]</text:p>
          </table:table-cell>
          <table:table-cell office:value-type="string" calcext:value-type="string">
            <text:p>R [ohm]</text:p>
          </table:table-cell>
          <table:table-cell table:number-columns-repeated="3"/>
          <table:table-cell office:value-type="string" calcext:value-type="string">
            <text:p>U [mV]</text:p>
          </table:table-cell>
          <table:table-cell office:value-type="string" calcext:value-type="string">
            <text:p>I [mA]</text:p>
          </table:table-cell>
          <table:table-cell office:value-type="string" calcext:value-type="string">
            <text:p>P [mW]</text:p>
          </table:table-cell>
          <table:table-cell office:value-type="string" calcext:value-type="string">
            <text:p>R [ohm]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formula="of:=[.B6]*[.C6]/1000" office:value-type="float" office:value="12.768" calcext:value-type="float">
            <text:p>12,768</text:p>
          </table:table-cell>
          <table:table-cell table:formula="of:=[.B6]/[.C6]" office:value-type="float" office:value="1.01785714285714" calcext:value-type="float">
            <text:p>1,01785714285714</text:p>
          </table:table-cell>
          <table:table-cell table:number-columns-repeated="3"/>
          <table:table-cell office:value-type="float" office:value="645.6" calcext:value-type="float">
            <text:p>645,6</text:p>
          </table:table-cell>
          <table:table-cell office:value-type="float" office:value="114.2" calcext:value-type="float">
            <text:p>114,2</text:p>
          </table:table-cell>
          <table:table-cell table:formula="of:=[.I6]*[.J6]/1000" office:value-type="float" office:value="73.72752" calcext:value-type="float">
            <text:p>73,72752</text:p>
          </table:table-cell>
          <table:table-cell table:formula="of:=[.I6]/[.J6]" office:value-type="float" office:value="5.65323992994746" calcext:value-type="float">
            <text:p>5,65323992994746</text:p>
          </table:table-cell>
          <table:table-cell table:number-columns-repeated="3"/>
          <table:table-cell office:value-type="float" office:value="257.7" calcext:value-type="float">
            <text:p>257,7</text:p>
          </table:table-cell>
          <table:table-cell office:value-type="float" office:value="118" calcext:value-type="float">
            <text:p>118</text:p>
          </table:table-cell>
          <table:table-cell table:formula="of:=[.P6]*[.Q6]/1000" office:value-type="float" office:value="30.4086" calcext:value-type="float">
            <text:p>30,4086</text:p>
          </table:table-cell>
          <table:table-cell table:formula="of:=[.P6]/[.Q6]" office:value-type="float" office:value="2.18389830508475" calcext:value-type="float">
            <text:p>2,18389830508475</text:p>
          </table:table-cell>
          <table:table-cell table:number-columns-repeated="3"/>
          <table:table-cell office:value-type="float" office:value="486.5" calcext:value-type="float">
            <text:p>486,5</text:p>
          </table:table-cell>
          <table:table-cell office:value-type="float" office:value="119.4" calcext:value-type="float">
            <text:p>119,4</text:p>
          </table:table-cell>
          <table:table-cell table:formula="of:=[.W6]*[.X6]/1000" office:value-type="float" office:value="58.0881" calcext:value-type="float">
            <text:p>58,0881</text:p>
          </table:table-cell>
          <table:table-cell table:formula="of:=[.W6]/[.X6]" office:value-type="float" office:value="4.07453936348409" calcext:value-type="float">
            <text:p>4,07453936348409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111" calcext:value-type="float">
            <text:p>111</text:p>
          </table:table-cell>
          <table:table-cell table:formula="of:=[.B7]*[.C7]/1000" office:value-type="float" office:value="38.739" calcext:value-type="float">
            <text:p>38,739</text:p>
          </table:table-cell>
          <table:table-cell table:formula="of:=[.B7]/[.C7]" office:value-type="float" office:value="3.14414414414414" calcext:value-type="float">
            <text:p>3,14414414414414</text:p>
          </table:table-cell>
          <table:table-cell table:number-columns-repeated="3"/>
          <table:table-cell office:value-type="float" office:value="1118.8" calcext:value-type="float">
            <text:p>1118,8</text:p>
          </table:table-cell>
          <table:table-cell office:value-type="float" office:value="111.9" calcext:value-type="float">
            <text:p>111,9</text:p>
          </table:table-cell>
          <table:table-cell table:formula="of:=[.I7]*[.J7]/1000" office:value-type="float" office:value="125.19372" calcext:value-type="float">
            <text:p>125,19372</text:p>
          </table:table-cell>
          <table:table-cell table:formula="of:=[.I7]/[.J7]" office:value-type="float" office:value="9.9982126899017" calcext:value-type="float">
            <text:p>9,9982126899017</text:p>
          </table:table-cell>
          <table:table-cell table:number-columns-repeated="3"/>
          <table:table-cell office:value-type="float" office:value="435.1" calcext:value-type="float">
            <text:p>435,1</text:p>
          </table:table-cell>
          <table:table-cell office:value-type="float" office:value="116.7" calcext:value-type="float">
            <text:p>116,7</text:p>
          </table:table-cell>
          <table:table-cell table:formula="of:=[.P7]*[.Q7]/1000" office:value-type="float" office:value="50.77617" calcext:value-type="float">
            <text:p>50,77617</text:p>
          </table:table-cell>
          <table:table-cell table:formula="of:=[.P7]/[.Q7]" office:value-type="float" office:value="3.72836332476435" calcext:value-type="float">
            <text:p>3,72836332476435</text:p>
          </table:table-cell>
          <table:table-cell table:number-columns-repeated="3"/>
          <table:table-cell office:value-type="float" office:value="593.9" calcext:value-type="float">
            <text:p>593,9</text:p>
          </table:table-cell>
          <table:table-cell office:value-type="float" office:value="118.9" calcext:value-type="float">
            <text:p>118,9</text:p>
          </table:table-cell>
          <table:table-cell table:formula="of:=[.W7]*[.X7]/1000" office:value-type="float" office:value="70.61471" calcext:value-type="float">
            <text:p>70,61471</text:p>
          </table:table-cell>
          <table:table-cell table:formula="of:=[.W7]/[.X7]" office:value-type="float" office:value="4.99495374264087" calcext:value-type="float">
            <text:p>4,9949537426408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112" calcext:value-type="float">
            <text:p>112</text:p>
          </table:table-cell>
          <table:table-cell table:formula="of:=[.B8]*[.C8]/1000" office:value-type="float" office:value="39.088" calcext:value-type="float">
            <text:p>39,088</text:p>
          </table:table-cell>
          <table:table-cell table:formula="of:=[.B8]/[.C8]" office:value-type="float" office:value="3.11607142857143" calcext:value-type="float">
            <text:p>3,11607142857143</text:p>
          </table:table-cell>
          <table:table-cell table:number-columns-repeated="3"/>
          <table:table-cell office:value-type="float" office:value="1495.9" calcext:value-type="float">
            <text:p>1495,9</text:p>
          </table:table-cell>
          <table:table-cell office:value-type="float" office:value="104.9" calcext:value-type="float">
            <text:p>104,9</text:p>
          </table:table-cell>
          <table:table-cell table:formula="of:=[.I8]*[.J8]/1000" office:value-type="float" office:value="156.91991" calcext:value-type="float">
            <text:p>156,91991</text:p>
          </table:table-cell>
          <table:table-cell table:formula="of:=[.I8]/[.J8]" office:value-type="float" office:value="14.2602478551001" calcext:value-type="float">
            <text:p>14,2602478551001</text:p>
          </table:table-cell>
          <table:table-cell table:number-columns-repeated="3"/>
          <table:table-cell office:value-type="float" office:value="536.9" calcext:value-type="float">
            <text:p>536,9</text:p>
          </table:table-cell>
          <table:table-cell office:value-type="float" office:value="116.6" calcext:value-type="float">
            <text:p>116,6</text:p>
          </table:table-cell>
          <table:table-cell table:formula="of:=[.P8]*[.Q8]/1000" office:value-type="float" office:value="62.60254" calcext:value-type="float">
            <text:p>62,60254</text:p>
          </table:table-cell>
          <table:table-cell table:formula="of:=[.P8]/[.Q8]" office:value-type="float" office:value="4.60463121783877" calcext:value-type="float">
            <text:p>4,60463121783877</text:p>
          </table:table-cell>
          <table:table-cell table:number-columns-repeated="3"/>
          <table:table-cell office:value-type="float" office:value="742.7" calcext:value-type="float">
            <text:p>742,7</text:p>
          </table:table-cell>
          <table:table-cell office:value-type="float" office:value="118.7" calcext:value-type="float">
            <text:p>118,7</text:p>
          </table:table-cell>
          <table:table-cell table:formula="of:=[.W8]*[.X8]/1000" office:value-type="float" office:value="88.15849" calcext:value-type="float">
            <text:p>88,15849</text:p>
          </table:table-cell>
          <table:table-cell table:formula="of:=[.W8]/[.X8]" office:value-type="float" office:value="6.25695029486099" calcext:value-type="float">
            <text:p>6,25695029486099</text:p>
          </table:table-cell>
        </table:table-row>
        <table:table-row table:style-name="ro1">
          <table:table-cell/>
          <table:table-cell office:value-type="float" office:value="1158" calcext:value-type="float">
            <text:p>1158</text:p>
          </table:table-cell>
          <table:table-cell office:value-type="float" office:value="108" calcext:value-type="float">
            <text:p>108</text:p>
          </table:table-cell>
          <table:table-cell table:formula="of:=[.B9]*[.C9]/1000" office:value-type="float" office:value="125.064" calcext:value-type="float">
            <text:p>125,064</text:p>
          </table:table-cell>
          <table:table-cell table:formula="of:=[.B9]/[.C9]" office:value-type="float" office:value="10.7222222222222" calcext:value-type="float">
            <text:p>10,7222222222222</text:p>
          </table:table-cell>
          <table:table-cell table:number-columns-repeated="3"/>
          <table:table-cell office:value-type="float" office:value="1630.3" calcext:value-type="float">
            <text:p>1630,3</text:p>
          </table:table-cell>
          <table:table-cell office:value-type="float" office:value="88.7" calcext:value-type="float">
            <text:p>88,7</text:p>
          </table:table-cell>
          <table:table-cell table:formula="of:=[.I9]*[.J9]/1000" office:value-type="float" office:value="144.60761" calcext:value-type="float">
            <text:p>144,60761</text:p>
          </table:table-cell>
          <table:table-cell table:formula="of:=[.I9]/[.J9]" office:value-type="float" office:value="18.379932356257" calcext:value-type="float">
            <text:p>18,379932356257</text:p>
          </table:table-cell>
          <table:table-cell table:number-columns-repeated="3"/>
          <table:table-cell office:value-type="float" office:value="688.6" calcext:value-type="float">
            <text:p>688,6</text:p>
          </table:table-cell>
          <table:table-cell office:value-type="float" office:value="116" calcext:value-type="float">
            <text:p>116</text:p>
          </table:table-cell>
          <table:table-cell table:formula="of:=[.P9]*[.Q9]/1000" office:value-type="float" office:value="79.8776" calcext:value-type="float">
            <text:p>79,8776</text:p>
          </table:table-cell>
          <table:table-cell table:formula="of:=[.P9]/[.Q9]" office:value-type="float" office:value="5.93620689655173" calcext:value-type="float">
            <text:p>5,93620689655173</text:p>
          </table:table-cell>
          <table:table-cell table:number-columns-repeated="3"/>
          <table:table-cell office:value-type="float" office:value="1023.2" calcext:value-type="float">
            <text:p>1023,2</text:p>
          </table:table-cell>
          <table:table-cell office:value-type="float" office:value="116.3" calcext:value-type="float">
            <text:p>116,3</text:p>
          </table:table-cell>
          <table:table-cell table:formula="of:=[.W9]*[.X9]/1000" office:value-type="float" office:value="118.99816" calcext:value-type="float">
            <text:p>118,99816</text:p>
          </table:table-cell>
          <table:table-cell table:formula="of:=[.W9]/[.X9]" office:value-type="float" office:value="8.79793637145314" calcext:value-type="float">
            <text:p>8,79793637145314</text:p>
          </table:table-cell>
        </table:table-row>
        <table:table-row table:style-name="ro1">
          <table:table-cell/>
          <table:table-cell office:value-type="float" office:value="1697" calcext:value-type="float">
            <text:p>1697</text:p>
          </table:table-cell>
          <table:table-cell office:value-type="float" office:value="96.5" calcext:value-type="float">
            <text:p>96,5</text:p>
          </table:table-cell>
          <table:table-cell table:formula="of:=[.B10]*[.C10]/1000" office:value-type="float" office:value="163.7605" calcext:value-type="float">
            <text:p>163,7605</text:p>
          </table:table-cell>
          <table:table-cell table:formula="of:=[.B10]/[.C10]" office:value-type="float" office:value="17.5854922279793" calcext:value-type="float">
            <text:p>17,5854922279793</text:p>
          </table:table-cell>
          <table:table-cell table:number-columns-repeated="3"/>
          <table:table-cell office:value-type="float" office:value="1719.1" calcext:value-type="float">
            <text:p>1719,1</text:p>
          </table:table-cell>
          <table:table-cell office:value-type="float" office:value="73.9" calcext:value-type="float">
            <text:p>73,9</text:p>
          </table:table-cell>
          <table:table-cell table:formula="of:=[.I10]*[.J10]/1000" office:value-type="float" office:value="127.04149" calcext:value-type="float">
            <text:p>127,04149</text:p>
          </table:table-cell>
          <table:table-cell table:formula="of:=[.I10]/[.J10]" office:value-type="float" office:value="23.2625169147497" calcext:value-type="float">
            <text:p>23,2625169147497</text:p>
          </table:table-cell>
          <table:table-cell table:number-columns-repeated="3"/>
          <table:table-cell office:value-type="float" office:value="871.4" calcext:value-type="float">
            <text:p>871,4</text:p>
          </table:table-cell>
          <table:table-cell office:value-type="float" office:value="115.3" calcext:value-type="float">
            <text:p>115,3</text:p>
          </table:table-cell>
          <table:table-cell table:formula="of:=[.P10]*[.Q10]/1000" office:value-type="float" office:value="100.47242" calcext:value-type="float">
            <text:p>100,47242</text:p>
          </table:table-cell>
          <table:table-cell table:formula="of:=[.P10]/[.Q10]" office:value-type="float" office:value="7.55767562879445" calcext:value-type="float">
            <text:p>7,55767562879445</text:p>
          </table:table-cell>
          <table:table-cell table:number-columns-repeated="3"/>
          <table:table-cell office:value-type="float" office:value="1164.5" calcext:value-type="float">
            <text:p>1164,5</text:p>
          </table:table-cell>
          <table:table-cell office:value-type="float" office:value="114.6" calcext:value-type="float">
            <text:p>114,6</text:p>
          </table:table-cell>
          <table:table-cell table:formula="of:=[.W10]*[.X10]/1000" office:value-type="float" office:value="133.4517" calcext:value-type="float">
            <text:p>133,4517</text:p>
          </table:table-cell>
          <table:table-cell table:formula="of:=[.W10]/[.X10]" office:value-type="float" office:value="10.1614310645724" calcext:value-type="float">
            <text:p>10,1614310645724</text:p>
          </table:table-cell>
        </table:table-row>
        <table:table-row table:style-name="ro1">
          <table:table-cell/>
          <table:table-cell office:value-type="float" office:value="1830.3" calcext:value-type="float">
            <text:p>1830,3</text:p>
          </table:table-cell>
          <table:table-cell office:value-type="float" office:value="74.3" calcext:value-type="float">
            <text:p>74,3</text:p>
          </table:table-cell>
          <table:table-cell table:formula="of:=[.B11]*[.C11]/1000" office:value-type="float" office:value="135.99129" calcext:value-type="float">
            <text:p>135,99129</text:p>
          </table:table-cell>
          <table:table-cell table:formula="of:=[.B11]/[.C11]" office:value-type="float" office:value="24.6339165545087" calcext:value-type="float">
            <text:p>24,6339165545087</text:p>
          </table:table-cell>
          <table:table-cell table:number-columns-repeated="3"/>
          <table:table-cell office:value-type="float" office:value="1712.2" calcext:value-type="float">
            <text:p>1712,2</text:p>
          </table:table-cell>
          <table:table-cell office:value-type="float" office:value="69.7" calcext:value-type="float">
            <text:p>69,7</text:p>
          </table:table-cell>
          <table:table-cell table:formula="of:=[.I11]*[.J11]/1000" office:value-type="float" office:value="119.34034" calcext:value-type="float">
            <text:p>119,34034</text:p>
          </table:table-cell>
          <table:table-cell table:formula="of:=[.I11]/[.J11]" office:value-type="float" office:value="24.5652797704448" calcext:value-type="float">
            <text:p>24,5652797704448</text:p>
          </table:table-cell>
          <table:table-cell table:number-columns-repeated="3"/>
          <table:table-cell office:value-type="float" office:value="1142.8" calcext:value-type="float">
            <text:p>1142,8</text:p>
          </table:table-cell>
          <table:table-cell office:value-type="float" office:value="114.1" calcext:value-type="float">
            <text:p>114,1</text:p>
          </table:table-cell>
          <table:table-cell table:formula="of:=[.P11]*[.Q11]/1000" office:value-type="float" office:value="130.39348" calcext:value-type="float">
            <text:p>130,39348</text:p>
          </table:table-cell>
          <table:table-cell table:formula="of:=[.P11]/[.Q11]" office:value-type="float" office:value="10.0157756354075" calcext:value-type="float">
            <text:p>10,0157756354075</text:p>
          </table:table-cell>
          <table:table-cell table:number-columns-repeated="3"/>
          <table:table-cell office:value-type="float" office:value="1317.2" calcext:value-type="float">
            <text:p>1317,2</text:p>
          </table:table-cell>
          <table:table-cell office:value-type="float" office:value="110.5" calcext:value-type="float">
            <text:p>110,5</text:p>
          </table:table-cell>
          <table:table-cell table:formula="of:=[.W11]*[.X11]/1000" office:value-type="float" office:value="145.5506" calcext:value-type="float">
            <text:p>145,5506</text:p>
          </table:table-cell>
          <table:table-cell table:formula="of:=[.W11]/[.X11]" office:value-type="float" office:value="11.9203619909502" calcext:value-type="float">
            <text:p>11,9203619909502</text:p>
          </table:table-cell>
        </table:table-row>
        <table:table-row table:style-name="ro1">
          <table:table-cell/>
          <table:table-cell office:value-type="float" office:value="1882.2" calcext:value-type="float">
            <text:p>1882,2</text:p>
          </table:table-cell>
          <table:table-cell office:value-type="float" office:value="59.9" calcext:value-type="float">
            <text:p>59,9</text:p>
          </table:table-cell>
          <table:table-cell table:formula="of:=[.B12]*[.C12]/1000" office:value-type="float" office:value="112.74378" calcext:value-type="float">
            <text:p>112,74378</text:p>
          </table:table-cell>
          <table:table-cell table:formula="of:=[.B12]/[.C12]" office:value-type="float" office:value="31.4223706176962" calcext:value-type="float">
            <text:p>31,4223706176962</text:p>
          </table:table-cell>
          <table:table-cell table:number-columns-repeated="3"/>
          <table:table-cell office:value-type="float" office:value="1734.4" calcext:value-type="float">
            <text:p>1734,4</text:p>
          </table:table-cell>
          <table:table-cell office:value-type="float" office:value="64.1" calcext:value-type="float">
            <text:p>64,1</text:p>
          </table:table-cell>
          <table:table-cell table:formula="of:=[.I12]*[.J12]/1000" office:value-type="float" office:value="111.17504" calcext:value-type="float">
            <text:p>111,17504</text:p>
          </table:table-cell>
          <table:table-cell table:formula="of:=[.I12]/[.J12]" office:value-type="float" office:value="27.0577223088924" calcext:value-type="float">
            <text:p>27,0577223088924</text:p>
          </table:table-cell>
          <table:table-cell table:number-columns-repeated="3"/>
          <table:table-cell office:value-type="float" office:value="1284.8" calcext:value-type="float">
            <text:p>1284,8</text:p>
          </table:table-cell>
          <table:table-cell office:value-type="float" office:value="112.8" calcext:value-type="float">
            <text:p>112,8</text:p>
          </table:table-cell>
          <table:table-cell table:formula="of:=[.P12]*[.Q12]/1000" office:value-type="float" office:value="144.92544" calcext:value-type="float">
            <text:p>144,92544</text:p>
          </table:table-cell>
          <table:table-cell table:formula="of:=[.P12]/[.Q12]" office:value-type="float" office:value="11.3900709219858" calcext:value-type="float">
            <text:p>11,3900709219858</text:p>
          </table:table-cell>
          <table:table-cell table:number-columns-repeated="3"/>
          <table:table-cell office:value-type="float" office:value="1438.3" calcext:value-type="float">
            <text:p>1438,3</text:p>
          </table:table-cell>
          <table:table-cell office:value-type="float" office:value="98.6" calcext:value-type="float">
            <text:p>98,6</text:p>
          </table:table-cell>
          <table:table-cell table:formula="of:=[.W12]*[.X12]/1000" office:value-type="float" office:value="141.81638" calcext:value-type="float">
            <text:p>141,81638</text:p>
          </table:table-cell>
          <table:table-cell table:formula="of:=[.W12]/[.X12]" office:value-type="float" office:value="14.5872210953347" calcext:value-type="float">
            <text:p>14,5872210953347</text:p>
          </table:table-cell>
        </table:table-row>
        <table:table-row table:style-name="ro1">
          <table:table-cell/>
          <table:table-cell office:value-type="float" office:value="1901.8" calcext:value-type="float">
            <text:p>1901,8</text:p>
          </table:table-cell>
          <table:table-cell office:value-type="float" office:value="53.6" calcext:value-type="float">
            <text:p>53,6</text:p>
          </table:table-cell>
          <table:table-cell table:formula="of:=[.B13]*[.C13]/1000" office:value-type="float" office:value="101.93648" calcext:value-type="float">
            <text:p>101,93648</text:p>
          </table:table-cell>
          <table:table-cell table:formula="of:=[.B13]/[.C13]" office:value-type="float" office:value="35.4813432835821" calcext:value-type="float">
            <text:p>35,4813432835821</text:p>
          </table:table-cell>
          <table:table-cell table:number-columns-repeated="3"/>
          <table:table-cell office:value-type="float" office:value="1762.1" calcext:value-type="float">
            <text:p>1762,1</text:p>
          </table:table-cell>
          <table:table-cell office:value-type="float" office:value="55" calcext:value-type="float">
            <text:p>55</text:p>
          </table:table-cell>
          <table:table-cell table:formula="of:=[.I13]*[.J13]/1000" office:value-type="float" office:value="96.9155" calcext:value-type="float">
            <text:p>96,9155</text:p>
          </table:table-cell>
          <table:table-cell table:formula="of:=[.I13]/[.J13]" office:value-type="float" office:value="32.0381818181818" calcext:value-type="float">
            <text:p>32,0381818181818</text:p>
          </table:table-cell>
          <table:table-cell table:number-columns-repeated="3"/>
          <table:table-cell office:value-type="float" office:value="1354.7" calcext:value-type="float">
            <text:p>1354,7</text:p>
          </table:table-cell>
          <table:table-cell office:value-type="float" office:value="110.9" calcext:value-type="float">
            <text:p>110,9</text:p>
          </table:table-cell>
          <table:table-cell table:formula="of:=[.P13]*[.Q13]/1000" office:value-type="float" office:value="150.23623" calcext:value-type="float">
            <text:p>150,23623</text:p>
          </table:table-cell>
          <table:table-cell table:formula="of:=[.P13]/[.Q13]" office:value-type="float" office:value="12.2155094679892" calcext:value-type="float">
            <text:p>12,2155094679892</text:p>
          </table:table-cell>
          <table:table-cell table:number-columns-repeated="3"/>
          <table:table-cell office:value-type="float" office:value="1481.7" calcext:value-type="float">
            <text:p>1481,7</text:p>
          </table:table-cell>
          <table:table-cell office:value-type="float" office:value="90.4" calcext:value-type="float">
            <text:p>90,4</text:p>
          </table:table-cell>
          <table:table-cell table:formula="of:=[.W13]*[.X13]/1000" office:value-type="float" office:value="133.94568" calcext:value-type="float">
            <text:p>133,94568</text:p>
          </table:table-cell>
          <table:table-cell table:formula="of:=[.W13]/[.X13]" office:value-type="float" office:value="16.3904867256637" calcext:value-type="float">
            <text:p>16,3904867256637</text:p>
          </table:table-cell>
        </table:table-row>
        <table:table-row table:style-name="ro1">
          <table:table-cell/>
          <table:table-cell office:value-type="float" office:value="1913.9" calcext:value-type="float">
            <text:p>1913,9</text:p>
          </table:table-cell>
          <table:table-cell office:value-type="float" office:value="49.8" calcext:value-type="float">
            <text:p>49,8</text:p>
          </table:table-cell>
          <table:table-cell table:formula="of:=[.B14]*[.C14]/1000" office:value-type="float" office:value="95.31222" calcext:value-type="float">
            <text:p>95,31222</text:p>
          </table:table-cell>
          <table:table-cell table:formula="of:=[.B14]/[.C14]" office:value-type="float" office:value="38.4317269076305" calcext:value-type="float">
            <text:p>38,4317269076305</text:p>
          </table:table-cell>
          <table:table-cell table:number-columns-repeated="3"/>
          <table:table-cell office:value-type="float" office:value="1791.5" calcext:value-type="float">
            <text:p>1791,5</text:p>
          </table:table-cell>
          <table:table-cell office:value-type="float" office:value="45.3" calcext:value-type="float">
            <text:p>45,3</text:p>
          </table:table-cell>
          <table:table-cell table:formula="of:=[.I14]*[.J14]/1000" office:value-type="float" office:value="81.15495" calcext:value-type="float">
            <text:p>81,15495</text:p>
          </table:table-cell>
          <table:table-cell table:formula="of:=[.I14]/[.J14]" office:value-type="float" office:value="39.5474613686534" calcext:value-type="float">
            <text:p>39,5474613686534</text:p>
          </table:table-cell>
          <table:table-cell table:number-columns-repeated="3"/>
          <table:table-cell office:value-type="float" office:value="1506.8" calcext:value-type="float">
            <text:p>1506,8</text:p>
          </table:table-cell>
          <table:table-cell office:value-type="float" office:value="99.5" calcext:value-type="float">
            <text:p>99,5</text:p>
          </table:table-cell>
          <table:table-cell table:formula="of:=[.P14]*[.Q14]/1000" office:value-type="float" office:value="149.9266" calcext:value-type="float">
            <text:p>149,9266</text:p>
          </table:table-cell>
          <table:table-cell table:formula="of:=[.P14]/[.Q14]" office:value-type="float" office:value="15.1437185929648" calcext:value-type="float">
            <text:p>15,1437185929648</text:p>
          </table:table-cell>
          <table:table-cell table:number-columns-repeated="3"/>
          <table:table-cell office:value-type="float" office:value="1493.2" calcext:value-type="float">
            <text:p>1493,2</text:p>
          </table:table-cell>
          <table:table-cell office:value-type="float" office:value="87.5" calcext:value-type="float">
            <text:p>87,5</text:p>
          </table:table-cell>
          <table:table-cell table:formula="of:=[.W14]*[.X14]/1000" office:value-type="float" office:value="130.655" calcext:value-type="float">
            <text:p>130,655</text:p>
          </table:table-cell>
          <table:table-cell table:formula="of:=[.W14]/[.X14]" office:value-type="float" office:value="17.0651428571429" calcext:value-type="float">
            <text:p>17,0651428571429</text:p>
          </table:table-cell>
        </table:table-row>
        <table:table-row table:style-name="ro1">
          <table:table-cell/>
          <table:table-cell office:value-type="float" office:value="1929.8" calcext:value-type="float">
            <text:p>1929,8</text:p>
          </table:table-cell>
          <table:table-cell office:value-type="float" office:value="43.98" calcext:value-type="float">
            <text:p>43,98</text:p>
          </table:table-cell>
          <table:table-cell table:formula="of:=[.B15]*[.C15]/1000" office:value-type="float" office:value="84.872604" calcext:value-type="float">
            <text:p>84,872604</text:p>
          </table:table-cell>
          <table:table-cell table:formula="of:=[.B15]/[.C15]" office:value-type="float" office:value="43.8790359254206" calcext:value-type="float">
            <text:p>43,8790359254206</text:p>
          </table:table-cell>
          <table:table-cell table:number-columns-repeated="3"/>
          <table:table-cell office:value-type="float" office:value="1800.8" calcext:value-type="float">
            <text:p>1800,8</text:p>
          </table:table-cell>
          <table:table-cell office:value-type="float" office:value="41.6" calcext:value-type="float">
            <text:p>41,6</text:p>
          </table:table-cell>
          <table:table-cell table:formula="of:=[.I15]*[.J15]/1000" office:value-type="float" office:value="74.91328" calcext:value-type="float">
            <text:p>74,91328</text:p>
          </table:table-cell>
          <table:table-cell table:formula="of:=[.I15]/[.J15]" office:value-type="float" office:value="43.2884615384615" calcext:value-type="float">
            <text:p>43,2884615384615</text:p>
          </table:table-cell>
          <table:table-cell table:number-columns-repeated="3"/>
          <table:table-cell office:value-type="float" office:value="1602.3" calcext:value-type="float">
            <text:p>1602,3</text:p>
          </table:table-cell>
          <table:table-cell office:value-type="float" office:value="82.4" calcext:value-type="float">
            <text:p>82,4</text:p>
          </table:table-cell>
          <table:table-cell table:formula="of:=[.P15]*[.Q15]/1000" office:value-type="float" office:value="132.02952" calcext:value-type="float">
            <text:p>132,02952</text:p>
          </table:table-cell>
          <table:table-cell table:formula="of:=[.P15]/[.Q15]" office:value-type="float" office:value="19.4453883495146" calcext:value-type="float">
            <text:p>19,4453883495146</text:p>
          </table:table-cell>
          <table:table-cell table:number-columns-repeated="3"/>
          <table:table-cell office:value-type="float" office:value="1558.8" calcext:value-type="float">
            <text:p>1558,8</text:p>
          </table:table-cell>
          <table:table-cell office:value-type="float" office:value="71.9" calcext:value-type="float">
            <text:p>71,9</text:p>
          </table:table-cell>
          <table:table-cell table:formula="of:=[.W15]*[.X15]/1000" office:value-type="float" office:value="112.07772" calcext:value-type="float">
            <text:p>112,07772</text:p>
          </table:table-cell>
          <table:table-cell table:formula="of:=[.W15]/[.X15]" office:value-type="float" office:value="21.6801112656467" calcext:value-type="float">
            <text:p>21,6801112656467</text:p>
          </table:table-cell>
        </table:table-row>
        <table:table-row table:style-name="ro1">
          <table:table-cell/>
          <table:table-cell office:value-type="float" office:value="1944.9" calcext:value-type="float">
            <text:p>1944,9</text:p>
          </table:table-cell>
          <table:table-cell office:value-type="float" office:value="38.28" calcext:value-type="float">
            <text:p>38,28</text:p>
          </table:table-cell>
          <table:table-cell table:formula="of:=[.B16]*[.C16]/1000" office:value-type="float" office:value="74.450772" calcext:value-type="float">
            <text:p>74,450772</text:p>
          </table:table-cell>
          <table:table-cell table:formula="of:=[.B16]/[.C16]" office:value-type="float" office:value="50.807210031348" calcext:value-type="float">
            <text:p>50,807210031348</text:p>
          </table:table-cell>
          <table:table-cell table:number-columns-repeated="3"/>
          <table:table-cell office:value-type="float" office:value="1806.9" calcext:value-type="float">
            <text:p>1806,9</text:p>
          </table:table-cell>
          <table:table-cell office:value-type="float" office:value="38.9" calcext:value-type="float">
            <text:p>38,9</text:p>
          </table:table-cell>
          <table:table-cell table:formula="of:=[.I16]*[.J16]/1000" office:value-type="float" office:value="70.28841" calcext:value-type="float">
            <text:p>70,28841</text:p>
          </table:table-cell>
          <table:table-cell table:formula="of:=[.I16]/[.J16]" office:value-type="float" office:value="46.4498714652956" calcext:value-type="float">
            <text:p>46,4498714652956</text:p>
          </table:table-cell>
          <table:table-cell table:number-columns-repeated="3"/>
          <table:table-cell office:value-type="float" office:value="1632.4" calcext:value-type="float">
            <text:p>1632,4</text:p>
          </table:table-cell>
          <table:table-cell office:value-type="float" office:value="73.3" calcext:value-type="float">
            <text:p>73,3</text:p>
          </table:table-cell>
          <table:table-cell table:formula="of:=[.P16]*[.Q16]/1000" office:value-type="float" office:value="119.65492" calcext:value-type="float">
            <text:p>119,65492</text:p>
          </table:table-cell>
          <table:table-cell table:formula="of:=[.P16]/[.Q16]" office:value-type="float" office:value="22.2701227830832" calcext:value-type="float">
            <text:p>22,2701227830832</text:p>
          </table:table-cell>
          <table:table-cell table:number-columns-repeated="3"/>
          <table:table-cell office:value-type="float" office:value="1600.7" calcext:value-type="float">
            <text:p>1600,7</text:p>
          </table:table-cell>
          <table:table-cell office:value-type="float" office:value="59.2" calcext:value-type="float">
            <text:p>59,2</text:p>
          </table:table-cell>
          <table:table-cell table:formula="of:=[.W16]*[.X16]/1000" office:value-type="float" office:value="94.76144" calcext:value-type="float">
            <text:p>94,76144</text:p>
          </table:table-cell>
          <table:table-cell table:formula="of:=[.W16]/[.X16]" office:value-type="float" office:value="27.0388513513514" calcext:value-type="float">
            <text:p>27,0388513513514</text:p>
          </table:table-cell>
        </table:table-row>
        <table:table-row table:style-name="ro1">
          <table:table-cell/>
          <table:table-cell office:value-type="float" office:value="1956.6" calcext:value-type="float">
            <text:p>1956,6</text:p>
          </table:table-cell>
          <table:table-cell office:value-type="float" office:value="33.58" calcext:value-type="float">
            <text:p>33,58</text:p>
          </table:table-cell>
          <table:table-cell table:formula="of:=[.B17]*[.C17]/1000" office:value-type="float" office:value="65.702628" calcext:value-type="float">
            <text:p>65,702628</text:p>
          </table:table-cell>
          <table:table-cell table:formula="of:=[.B17]/[.C17]" office:value-type="float" office:value="58.2668254913639" calcext:value-type="float">
            <text:p>58,2668254913639</text:p>
          </table:table-cell>
          <table:table-cell table:number-columns-repeated="3"/>
          <table:table-cell office:value-type="float" office:value="1815.1" calcext:value-type="float">
            <text:p>1815,1</text:p>
          </table:table-cell>
          <table:table-cell office:value-type="float" office:value="35.72" calcext:value-type="float">
            <text:p>35,72</text:p>
          </table:table-cell>
          <table:table-cell table:formula="of:=[.I17]*[.J17]/1000" office:value-type="float" office:value="64.835372" calcext:value-type="float">
            <text:p>64,835372</text:p>
          </table:table-cell>
          <table:table-cell table:formula="of:=[.I17]/[.J17]" office:value-type="float" office:value="50.8146696528555" calcext:value-type="float">
            <text:p>50,8146696528555</text:p>
          </table:table-cell>
          <table:table-cell table:number-columns-repeated="3"/>
          <table:table-cell office:value-type="float" office:value="1665.3" calcext:value-type="float">
            <text:p>1665,3</text:p>
          </table:table-cell>
          <table:table-cell office:value-type="float" office:value="63.8" calcext:value-type="float">
            <text:p>63,8</text:p>
          </table:table-cell>
          <table:table-cell table:formula="of:=[.P17]*[.Q17]/1000" office:value-type="float" office:value="106.24614" calcext:value-type="float">
            <text:p>106,24614</text:p>
          </table:table-cell>
          <table:table-cell table:formula="of:=[.P17]/[.Q17]" office:value-type="float" office:value="26.1018808777429" calcext:value-type="float">
            <text:p>26,1018808777429</text:p>
          </table:table-cell>
          <table:table-cell table:number-columns-repeated="3"/>
          <table:table-cell office:value-type="float" office:value="1622.4" calcext:value-type="float">
            <text:p>1622,4</text:p>
          </table:table-cell>
          <table:table-cell office:value-type="float" office:value="51.6" calcext:value-type="float">
            <text:p>51,6</text:p>
          </table:table-cell>
          <table:table-cell table:formula="of:=[.W17]*[.X17]/1000" office:value-type="float" office:value="83.71584" calcext:value-type="float">
            <text:p>83,71584</text:p>
          </table:table-cell>
          <table:table-cell table:formula="of:=[.W17]/[.X17]" office:value-type="float" office:value="31.4418604651163" calcext:value-type="float">
            <text:p>31,4418604651163</text:p>
          </table:table-cell>
        </table:table-row>
        <table:table-row table:style-name="ro1">
          <table:table-cell/>
          <table:table-cell office:value-type="float" office:value="1963.6" calcext:value-type="float">
            <text:p>1963,6</text:p>
          </table:table-cell>
          <table:table-cell office:value-type="float" office:value="30.72" calcext:value-type="float">
            <text:p>30,72</text:p>
          </table:table-cell>
          <table:table-cell table:formula="of:=[.B18]*[.C18]/1000" office:value-type="float" office:value="60.321792" calcext:value-type="float">
            <text:p>60,321792</text:p>
          </table:table-cell>
          <table:table-cell table:formula="of:=[.B18]/[.C18]" office:value-type="float" office:value="63.9192708333333" calcext:value-type="float">
            <text:p>63,9192708333333</text:p>
          </table:table-cell>
          <table:table-cell table:number-columns-repeated="3"/>
          <table:table-cell office:value-type="float" office:value="1835.2" calcext:value-type="float">
            <text:p>1835,2</text:p>
          </table:table-cell>
          <table:table-cell office:value-type="float" office:value="28.1" calcext:value-type="float">
            <text:p>28,1</text:p>
          </table:table-cell>
          <table:table-cell table:formula="of:=[.I18]*[.J18]/1000" office:value-type="float" office:value="51.56912" calcext:value-type="float">
            <text:p>51,56912</text:p>
          </table:table-cell>
          <table:table-cell table:formula="of:=[.I18]/[.J18]" office:value-type="float" office:value="65.3096085409253" calcext:value-type="float">
            <text:p>65,3096085409253</text:p>
          </table:table-cell>
          <table:table-cell table:number-columns-repeated="3"/>
          <table:table-cell office:value-type="float" office:value="1687" calcext:value-type="float">
            <text:p>1687</text:p>
          </table:table-cell>
          <table:table-cell office:value-type="float" office:value="56.4" calcext:value-type="float">
            <text:p>56,4</text:p>
          </table:table-cell>
          <table:table-cell table:formula="of:=[.P18]*[.Q18]/1000" office:value-type="float" office:value="95.1468" calcext:value-type="float">
            <text:p>95,1468</text:p>
          </table:table-cell>
          <table:table-cell table:formula="of:=[.P18]/[.Q18]" office:value-type="float" office:value="29.9113475177305" calcext:value-type="float">
            <text:p>29,9113475177305</text:p>
          </table:table-cell>
          <table:table-cell table:number-columns-repeated="3"/>
          <table:table-cell office:value-type="float" office:value="1637.7" calcext:value-type="float">
            <text:p>1637,7</text:p>
          </table:table-cell>
          <table:table-cell office:value-type="float" office:value="45.4" calcext:value-type="float">
            <text:p>45,4</text:p>
          </table:table-cell>
          <table:table-cell table:formula="of:=[.W18]*[.X18]/1000" office:value-type="float" office:value="74.35158" calcext:value-type="float">
            <text:p>74,35158</text:p>
          </table:table-cell>
          <table:table-cell table:formula="of:=[.W18]/[.X18]" office:value-type="float" office:value="36.0726872246696" calcext:value-type="float">
            <text:p>36,0726872246696</text:p>
          </table:table-cell>
        </table:table-row>
        <table:table-row table:style-name="ro1">
          <table:table-cell/>
          <table:table-cell office:value-type="float" office:value="1969.8" calcext:value-type="float">
            <text:p>1969,8</text:p>
          </table:table-cell>
          <table:table-cell office:value-type="float" office:value="28.06" calcext:value-type="float">
            <text:p>28,06</text:p>
          </table:table-cell>
          <table:table-cell table:formula="of:=[.B19]*[.C19]/1000" office:value-type="float" office:value="55.272588" calcext:value-type="float">
            <text:p>55,272588</text:p>
          </table:table-cell>
          <table:table-cell table:formula="of:=[.B19]/[.C19]" office:value-type="float" office:value="70.1995723449751" calcext:value-type="float">
            <text:p>70,1995723449751</text:p>
          </table:table-cell>
          <table:table-cell table:number-columns-repeated="3"/>
          <table:table-cell office:value-type="float" office:value="1857.8" calcext:value-type="float">
            <text:p>1857,8</text:p>
          </table:table-cell>
          <table:table-cell office:value-type="float" office:value="18.1" calcext:value-type="float">
            <text:p>18,1</text:p>
          </table:table-cell>
          <table:table-cell table:formula="of:=[.I19]*[.J19]/1000" office:value-type="float" office:value="33.62618" calcext:value-type="float">
            <text:p>33,62618</text:p>
          </table:table-cell>
          <table:table-cell table:formula="of:=[.I19]/[.J19]" office:value-type="float" office:value="102.640883977901" calcext:value-type="float">
            <text:p>102,640883977901</text:p>
          </table:table-cell>
          <table:table-cell table:number-columns-repeated="3"/>
          <table:table-cell office:value-type="float" office:value="1711.6" calcext:value-type="float">
            <text:p>1711,6</text:p>
          </table:table-cell>
          <table:table-cell office:value-type="float" office:value="47.8" calcext:value-type="float">
            <text:p>47,8</text:p>
          </table:table-cell>
          <table:table-cell table:formula="of:=[.P19]*[.Q19]/1000" office:value-type="float" office:value="81.81448" calcext:value-type="float">
            <text:p>81,81448</text:p>
          </table:table-cell>
          <table:table-cell table:formula="of:=[.P19]/[.Q19]" office:value-type="float" office:value="35.8075313807531" calcext:value-type="float">
            <text:p>35,8075313807531</text:p>
          </table:table-cell>
          <table:table-cell table:number-columns-repeated="3"/>
          <table:table-cell office:value-type="float" office:value="1659.3" calcext:value-type="float">
            <text:p>1659,3</text:p>
          </table:table-cell>
          <table:table-cell office:value-type="float" office:value="37.2" calcext:value-type="float">
            <text:p>37,2</text:p>
          </table:table-cell>
          <table:table-cell table:formula="of:=[.W19]*[.X19]/1000" office:value-type="float" office:value="61.72596" calcext:value-type="float">
            <text:p>61,72596</text:p>
          </table:table-cell>
          <table:table-cell table:formula="of:=[.W19]/[.X19]" office:value-type="float" office:value="44.6048387096774" calcext:value-type="float">
            <text:p>44,6048387096774</text:p>
          </table:table-cell>
        </table:table-row>
        <table:table-row table:style-name="ro1">
          <table:table-cell/>
          <table:table-cell office:value-type="float" office:value="1978.2" calcext:value-type="float">
            <text:p>1978,2</text:p>
          </table:table-cell>
          <table:table-cell office:value-type="float" office:value="24.27" calcext:value-type="float">
            <text:p>24,27</text:p>
          </table:table-cell>
          <table:table-cell table:formula="of:=[.B20]*[.C20]/1000" office:value-type="float" office:value="48.010914" calcext:value-type="float">
            <text:p>48,010914</text:p>
          </table:table-cell>
          <table:table-cell table:formula="of:=[.B20]/[.C20]" office:value-type="float" office:value="81.5080346106304" calcext:value-type="float">
            <text:p>81,5080346106304</text:p>
          </table:table-cell>
          <table:table-cell table:number-columns-repeated="3"/>
          <table:table-cell office:value-type="float" office:value="1867.4" calcext:value-type="float">
            <text:p>1867,4</text:p>
          </table:table-cell>
          <table:table-cell office:value-type="float" office:value="14" calcext:value-type="float">
            <text:p>14</text:p>
          </table:table-cell>
          <table:table-cell table:formula="of:=[.I20]*[.J20]/1000" office:value-type="float" office:value="26.1436" calcext:value-type="float">
            <text:p>26,1436</text:p>
          </table:table-cell>
          <table:table-cell table:formula="of:=[.I20]/[.J20]" office:value-type="float" office:value="133.385714285714" calcext:value-type="float">
            <text:p>133,385714285714</text:p>
          </table:table-cell>
          <table:table-cell table:number-columns-repeated="3"/>
          <table:table-cell office:value-type="float" office:value="1746.3" calcext:value-type="float">
            <text:p>1746,3</text:p>
          </table:table-cell>
          <table:table-cell office:value-type="float" office:value="34.8" calcext:value-type="float">
            <text:p>34,8</text:p>
          </table:table-cell>
          <table:table-cell table:formula="of:=[.P20]*[.Q20]/1000" office:value-type="float" office:value="60.77124" calcext:value-type="float">
            <text:p>60,77124</text:p>
          </table:table-cell>
          <table:table-cell table:formula="of:=[.P20]/[.Q20]" office:value-type="float" office:value="50.1810344827586" calcext:value-type="float">
            <text:p>50,1810344827586</text:p>
          </table:table-cell>
          <table:table-cell table:number-columns-repeated="3"/>
          <table:table-cell office:value-type="float" office:value="1690.2" calcext:value-type="float">
            <text:p>1690,2</text:p>
          </table:table-cell>
          <table:table-cell office:value-type="float" office:value="24.6" calcext:value-type="float">
            <text:p>24,6</text:p>
          </table:table-cell>
          <table:table-cell table:formula="of:=[.W20]*[.X20]/1000" office:value-type="float" office:value="41.57892" calcext:value-type="float">
            <text:p>41,57892</text:p>
          </table:table-cell>
          <table:table-cell table:formula="of:=[.W20]/[.X20]" office:value-type="float" office:value="68.7073170731707" calcext:value-type="float">
            <text:p>68,7073170731707</text:p>
          </table:table-cell>
        </table:table-row>
        <table:table-row table:style-name="ro1">
          <table:table-cell/>
          <table:table-cell office:value-type="float" office:value="1986.7" calcext:value-type="float">
            <text:p>1986,7</text:p>
          </table:table-cell>
          <table:table-cell office:value-type="float" office:value="20.58" calcext:value-type="float">
            <text:p>20,58</text:p>
          </table:table-cell>
          <table:table-cell table:formula="of:=[.B21]*[.C21]/1000" office:value-type="float" office:value="40.886286" calcext:value-type="float">
            <text:p>40,886286</text:p>
          </table:table-cell>
          <table:table-cell table:formula="of:=[.B21]/[.C21]" office:value-type="float" office:value="96.5354713313897" calcext:value-type="float">
            <text:p>96,5354713313897</text:p>
          </table:table-cell>
          <table:table-cell table:number-columns-repeated="3"/>
          <table:table-cell office:value-type="float" office:value="1873.5" calcext:value-type="float">
            <text:p>1873,5</text:p>
          </table:table-cell>
          <table:table-cell office:value-type="float" office:value="11.2" calcext:value-type="float">
            <text:p>11,2</text:p>
          </table:table-cell>
          <table:table-cell table:formula="of:=[.I21]*[.J21]/1000" office:value-type="float" office:value="20.9832" calcext:value-type="float">
            <text:p>20,9832</text:p>
          </table:table-cell>
          <table:table-cell table:formula="of:=[.I21]/[.J21]" office:value-type="float" office:value="167.276785714286" calcext:value-type="float">
            <text:p>167,276785714286</text:p>
          </table:table-cell>
          <table:table-cell table:number-columns-repeated="3"/>
          <table:table-cell office:value-type="float" office:value="1763" calcext:value-type="float">
            <text:p>1763</text:p>
          </table:table-cell>
          <table:table-cell office:value-type="float" office:value="27.8" calcext:value-type="float">
            <text:p>27,8</text:p>
          </table:table-cell>
          <table:table-cell table:formula="of:=[.P21]*[.Q21]/1000" office:value-type="float" office:value="49.0114" calcext:value-type="float">
            <text:p>49,0114</text:p>
          </table:table-cell>
          <table:table-cell table:formula="of:=[.P21]/[.Q21]" office:value-type="float" office:value="63.4172661870504" calcext:value-type="float">
            <text:p>63,4172661870504</text:p>
          </table:table-cell>
          <table:table-cell table:number-columns-repeated="3"/>
          <table:table-cell office:value-type="float" office:value="1710.8" calcext:value-type="float">
            <text:p>1710,8</text:p>
          </table:table-cell>
          <table:table-cell office:value-type="float" office:value="15.4" calcext:value-type="float">
            <text:p>15,4</text:p>
          </table:table-cell>
          <table:table-cell table:formula="of:=[.W21]*[.X21]/1000" office:value-type="float" office:value="26.34632" calcext:value-type="float">
            <text:p>26,34632</text:p>
          </table:table-cell>
          <table:table-cell table:formula="of:=[.W21]/[.X21]" office:value-type="float" office:value="111.090909090909" calcext:value-type="float">
            <text:p>111,090909090909</text:p>
          </table:table-cell>
        </table:table-row>
        <table:table-row table:style-name="ro1">
          <table:table-cell/>
          <table:table-cell office:value-type="float" office:value="1992.6" calcext:value-type="float">
            <text:p>1992,6</text:p>
          </table:table-cell>
          <table:table-cell office:value-type="float" office:value="17.96" calcext:value-type="float">
            <text:p>17,96</text:p>
          </table:table-cell>
          <table:table-cell table:formula="of:=[.B22]*[.C22]/1000" office:value-type="float" office:value="35.787096" calcext:value-type="float">
            <text:p>35,787096</text:p>
          </table:table-cell>
          <table:table-cell table:formula="of:=[.B22]/[.C22]" office:value-type="float" office:value="110.946547884187" calcext:value-type="float">
            <text:p>110,946547884187</text:p>
          </table:table-cell>
          <table:table-cell table:number-columns-repeated="3"/>
          <table:table-cell office:value-type="float" office:value="1877.9" calcext:value-type="float">
            <text:p>1877,9</text:p>
          </table:table-cell>
          <table:table-cell office:value-type="float" office:value="9" calcext:value-type="float">
            <text:p>9</text:p>
          </table:table-cell>
          <table:table-cell table:formula="of:=[.I22]*[.J22]/1000" office:value-type="float" office:value="16.9011" calcext:value-type="float">
            <text:p>16,9011</text:p>
          </table:table-cell>
          <table:table-cell table:formula="of:=[.I22]/[.J22]" office:value-type="float" office:value="208.655555555556" calcext:value-type="float">
            <text:p>208,655555555556</text:p>
          </table:table-cell>
          <table:table-cell table:number-columns-repeated="3"/>
          <table:table-cell office:value-type="float" office:value="1771.6" calcext:value-type="float">
            <text:p>1771,6</text:p>
          </table:table-cell>
          <table:table-cell office:value-type="float" office:value="23.7" calcext:value-type="float">
            <text:p>23,7</text:p>
          </table:table-cell>
          <table:table-cell table:formula="of:=[.P22]*[.Q22]/1000" office:value-type="float" office:value="41.98692" calcext:value-type="float">
            <text:p>41,98692</text:p>
          </table:table-cell>
          <table:table-cell table:formula="of:=[.P22]/[.Q22]" office:value-type="float" office:value="74.7510548523207" calcext:value-type="float">
            <text:p>74,7510548523207</text:p>
          </table:table-cell>
          <table:table-cell table:number-columns-repeated="3"/>
          <table:table-cell office:value-type="float" office:value="1305.6" calcext:value-type="float">
            <text:p>1305,6</text:p>
          </table:table-cell>
          <table:table-cell office:value-type="float" office:value="108.8" calcext:value-type="float">
            <text:p>108,8</text:p>
          </table:table-cell>
          <table:table-cell table:formula="of:=[.W22]*[.X22]/1000" office:value-type="float" office:value="142.04928" calcext:value-type="float">
            <text:p>142,04928</text:p>
          </table:table-cell>
          <table:table-cell table:formula="of:=[.W22]/[.X22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996.7" calcext:value-type="float">
            <text:p>1996,7</text:p>
          </table:table-cell>
          <table:table-cell office:value-type="float" office:value="16.09" calcext:value-type="float">
            <text:p>16,09</text:p>
          </table:table-cell>
          <table:table-cell table:formula="of:=[.B23]*[.C23]/1000" office:value-type="float" office:value="32.126903" calcext:value-type="float">
            <text:p>32,126903</text:p>
          </table:table-cell>
          <table:table-cell table:formula="of:=[.B23]/[.C23]" office:value-type="float" office:value="124.095711622126" calcext:value-type="float">
            <text:p>124,095711622126</text:p>
          </table:table-cell>
          <table:table-cell table:number-columns-repeated="3"/>
          <table:table-cell office:value-type="float" office:value="1880.6" calcext:value-type="float">
            <text:p>1880,6</text:p>
          </table:table-cell>
          <table:table-cell office:value-type="float" office:value="7.5" calcext:value-type="float">
            <text:p>7,5</text:p>
          </table:table-cell>
          <table:table-cell table:formula="of:=[.I23]*[.J23]/1000" office:value-type="float" office:value="14.1045" calcext:value-type="float">
            <text:p>14,1045</text:p>
          </table:table-cell>
          <table:table-cell table:formula="of:=[.I23]/[.J23]" office:value-type="float" office:value="250.746666666667" calcext:value-type="float">
            <text:p>250,746666666667</text:p>
          </table:table-cell>
          <table:table-cell table:number-columns-repeated="3"/>
          <table:table-cell office:value-type="float" office:value="1779.9" calcext:value-type="float">
            <text:p>1779,9</text:p>
          </table:table-cell>
          <table:table-cell office:value-type="float" office:value="19.7" calcext:value-type="float">
            <text:p>19,7</text:p>
          </table:table-cell>
          <table:table-cell table:formula="of:=[.P23]*[.Q23]/1000" office:value-type="float" office:value="35.06403" calcext:value-type="float">
            <text:p>35,06403</text:p>
          </table:table-cell>
          <table:table-cell table:formula="of:=[.P23]/[.Q23]" office:value-type="float" office:value="90.3502538071066" calcext:value-type="float">
            <text:p>90,3502538071066</text:p>
          </table:table-cell>
          <table:table-cell table:number-columns-repeated="3"/>
          <table:table-cell office:value-type="float" office:value="1403.4" calcext:value-type="float">
            <text:p>1403,4</text:p>
          </table:table-cell>
          <table:table-cell office:value-type="float" office:value="100.2" calcext:value-type="float">
            <text:p>100,2</text:p>
          </table:table-cell>
          <table:table-cell table:formula="of:=[.W23]*[.X23]/1000" office:value-type="float" office:value="140.62068" calcext:value-type="float">
            <text:p>140,62068</text:p>
          </table:table-cell>
          <table:table-cell table:formula="of:=[.W23]/[.X23]" office:value-type="float" office:value="14.0059880239521" calcext:value-type="float">
            <text:p>14,0059880239521</text:p>
          </table:table-cell>
        </table:table-row>
        <table:table-row table:style-name="ro1">
          <table:table-cell/>
          <table:table-cell office:value-type="float" office:value="1999.7" calcext:value-type="float">
            <text:p>1999,7</text:p>
          </table:table-cell>
          <table:table-cell office:value-type="float" office:value="14.62" calcext:value-type="float">
            <text:p>14,62</text:p>
          </table:table-cell>
          <table:table-cell table:formula="of:=[.B24]*[.C24]/1000" office:value-type="float" office:value="29.235614" calcext:value-type="float">
            <text:p>29,235614</text:p>
          </table:table-cell>
          <table:table-cell table:formula="of:=[.B24]/[.C24]" office:value-type="float" office:value="136.778385772914" calcext:value-type="float">
            <text:p>136,778385772914</text:p>
          </table:table-cell>
          <table:table-cell table:number-columns-repeated="3"/>
          <table:table-cell office:value-type="float" office:value="1888.4" calcext:value-type="float">
            <text:p>1888,4</text:p>
          </table:table-cell>
          <table:table-cell office:value-type="float" office:value="4.5" calcext:value-type="float">
            <text:p>4,5</text:p>
          </table:table-cell>
          <table:table-cell table:formula="of:=[.I24]*[.J24]/1000" office:value-type="float" office:value="8.4978" calcext:value-type="float">
            <text:p>8,4978</text:p>
          </table:table-cell>
          <table:table-cell table:formula="of:=[.I24]/[.J24]" office:value-type="float" office:value="419.644444444444" calcext:value-type="float">
            <text:p>419,644444444444</text:p>
          </table:table-cell>
          <table:table-cell table:number-columns-repeated="3"/>
          <table:table-cell office:value-type="float" office:value="1791.7" calcext:value-type="float">
            <text:p>1791,7</text:p>
          </table:table-cell>
          <table:table-cell office:value-type="float" office:value="14.3" calcext:value-type="float">
            <text:p>14,3</text:p>
          </table:table-cell>
          <table:table-cell table:formula="of:=[.P24]*[.Q24]/1000" office:value-type="float" office:value="25.62131" calcext:value-type="float">
            <text:p>25,62131</text:p>
          </table:table-cell>
          <table:table-cell table:formula="of:=[.P24]/[.Q24]" office:value-type="float" office:value="125.293706293706" calcext:value-type="float">
            <text:p>125,293706293706</text:p>
          </table:table-cell>
          <table:table-cell table:number-columns-repeated="3"/>
          <table:table-cell office:value-type="float" office:value="1377.8" calcext:value-type="float">
            <text:p>1377,8</text:p>
          </table:table-cell>
          <table:table-cell office:value-type="float" office:value="102.9" calcext:value-type="float">
            <text:p>102,9</text:p>
          </table:table-cell>
          <table:table-cell table:formula="of:=[.W24]*[.X24]/1000" office:value-type="float" office:value="141.77562" calcext:value-type="float">
            <text:p>141,77562</text:p>
          </table:table-cell>
          <table:table-cell table:formula="of:=[.W24]/[.X24]" office:value-type="float" office:value="13.3896987366375" calcext:value-type="float">
            <text:p>13,3896987366375</text:p>
          </table:table-cell>
        </table:table-row>
        <table:table-row table:style-name="ro1">
          <table:table-cell/>
          <table:table-cell office:value-type="float" office:value="2001.5" calcext:value-type="float">
            <text:p>2001,5</text:p>
          </table:table-cell>
          <table:table-cell office:value-type="float" office:value="13.58" calcext:value-type="float">
            <text:p>13,58</text:p>
          </table:table-cell>
          <table:table-cell table:formula="of:=[.B25]*[.C25]/1000" office:value-type="float" office:value="27.18037" calcext:value-type="float">
            <text:p>27,18037</text:p>
          </table:table-cell>
          <table:table-cell table:formula="of:=[.B25]/[.C25]" office:value-type="float" office:value="147.385861561119" calcext:value-type="float">
            <text:p>147,385861561119</text:p>
          </table:table-cell>
          <table:table-cell table:number-columns-repeated="3"/>
          <table:table-cell office:value-type="float" office:value="1554.1" calcext:value-type="float">
            <text:p>1554,1</text:p>
          </table:table-cell>
          <table:table-cell office:value-type="float" office:value="99.5" calcext:value-type="float">
            <text:p>99,5</text:p>
          </table:table-cell>
          <table:table-cell table:formula="of:=[.I25]*[.J25]/1000" office:value-type="float" office:value="154.63295" calcext:value-type="float">
            <text:p>154,63295</text:p>
          </table:table-cell>
          <table:table-cell table:formula="of:=[.I25]/[.J25]" office:value-type="float" office:value="15.6190954773869" calcext:value-type="float">
            <text:p>15,6190954773869</text:p>
          </table:table-cell>
          <table:table-cell table:number-columns-repeated="3"/>
          <table:table-cell office:value-type="float" office:value="1804.2" calcext:value-type="float">
            <text:p>1804,2</text:p>
          </table:table-cell>
          <table:table-cell office:value-type="float" office:value="8.7" calcext:value-type="float">
            <text:p>8,7</text:p>
          </table:table-cell>
          <table:table-cell table:formula="of:=[.P25]*[.Q25]/1000" office:value-type="float" office:value="15.69654" calcext:value-type="float">
            <text:p>15,69654</text:p>
          </table:table-cell>
          <table:table-cell table:formula="of:=[.P25]/[.Q25]" office:value-type="float" office:value="207.379310344828" calcext:value-type="float">
            <text:p>207,379310344828</text:p>
          </table:table-cell>
          <table:table-cell table:number-columns-repeated="3"/>
          <table:table-cell office:value-type="float" office:value="1402.9" calcext:value-type="float">
            <text:p>1402,9</text:p>
          </table:table-cell>
          <table:table-cell office:value-type="float" office:value="100.3" calcext:value-type="float">
            <text:p>100,3</text:p>
          </table:table-cell>
          <table:table-cell table:formula="of:=[.W25]*[.X25]/1000" office:value-type="float" office:value="140.71087" calcext:value-type="float">
            <text:p>140,71087</text:p>
          </table:table-cell>
          <table:table-cell table:formula="of:=[.W25]/[.X25]" office:value-type="float" office:value="13.98703888335" calcext:value-type="float">
            <text:p>13,98703888335</text:p>
          </table:table-cell>
        </table:table-row>
        <table:table-row table:style-name="ro1">
          <table:table-cell/>
          <table:table-cell office:value-type="float" office:value="2003.4" calcext:value-type="float">
            <text:p>2003,4</text:p>
          </table:table-cell>
          <table:table-cell office:value-type="float" office:value="12.75" calcext:value-type="float">
            <text:p>12,75</text:p>
          </table:table-cell>
          <table:table-cell table:formula="of:=[.B26]*[.C26]/1000" office:value-type="float" office:value="25.54335" calcext:value-type="float">
            <text:p>25,54335</text:p>
          </table:table-cell>
          <table:table-cell table:formula="of:=[.B26]/[.C26]" office:value-type="float" office:value="157.129411764706" calcext:value-type="float">
            <text:p>157,129411764706</text:p>
          </table:table-cell>
          <table:table-cell table:number-columns-repeated="3"/>
          <table:table-cell office:value-type="float" office:value="1504.1" calcext:value-type="float">
            <text:p>1504,1</text:p>
          </table:table-cell>
          <table:table-cell office:value-type="float" office:value="104.2" calcext:value-type="float">
            <text:p>104,2</text:p>
          </table:table-cell>
          <table:table-cell table:formula="of:=[.I26]*[.J26]/1000" office:value-type="float" office:value="156.72722" calcext:value-type="float">
            <text:p>156,72722</text:p>
          </table:table-cell>
          <table:table-cell table:formula="of:=[.I26]/[.J26]" office:value-type="float" office:value="14.4347408829175" calcext:value-type="float">
            <text:p>14,4347408829175</text:p>
          </table:table-cell>
          <table:table-cell table:number-columns-repeated="3"/>
          <table:table-cell office:value-type="float" office:value="1809.6" calcext:value-type="float">
            <text:p>1809,6</text:p>
          </table:table-cell>
          <table:table-cell office:value-type="float" office:value="5.8" calcext:value-type="float">
            <text:p>5,8</text:p>
          </table:table-cell>
          <table:table-cell table:formula="of:=[.P26]*[.Q26]/1000" office:value-type="float" office:value="10.49568" calcext:value-type="float">
            <text:p>10,49568</text:p>
          </table:table-cell>
          <table:table-cell table:formula="of:=[.P26]/[.Q26]"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5.7" calcext:value-type="float">
            <text:p>2005,7</text:p>
          </table:table-cell>
          <table:table-cell office:value-type="float" office:value="11.72" calcext:value-type="float">
            <text:p>11,72</text:p>
          </table:table-cell>
          <table:table-cell table:formula="of:=[.B27]*[.C27]/1000" office:value-type="float" office:value="23.506804" calcext:value-type="float">
            <text:p>23,506804</text:p>
          </table:table-cell>
          <table:table-cell table:formula="of:=[.B27]/[.C27]" office:value-type="float" office:value="171.134812286689" calcext:value-type="float">
            <text:p>171,134812286689</text:p>
          </table:table-cell>
          <table:table-cell table:number-columns-repeated="3"/>
          <table:table-cell office:value-type="float" office:value="1602.1" calcext:value-type="float">
            <text:p>1602,1</text:p>
          </table:table-cell>
          <table:table-cell office:value-type="float" office:value="93.3" calcext:value-type="float">
            <text:p>93,3</text:p>
          </table:table-cell>
          <table:table-cell table:formula="of:=[.I27]*[.J27]/1000" office:value-type="float" office:value="149.47593" calcext:value-type="float">
            <text:p>149,47593</text:p>
          </table:table-cell>
          <table:table-cell table:formula="of:=[.I27]/[.J27]" office:value-type="float" office:value="17.1714898177921" calcext:value-type="float">
            <text:p>17,1714898177921</text:p>
          </table:table-cell>
          <table:table-cell table:number-columns-repeated="3"/>
          <table:table-cell office:value-type="float" office:value="1275.9" calcext:value-type="float">
            <text:p>1275,9</text:p>
          </table:table-cell>
          <table:table-cell office:value-type="float" office:value="112.6" calcext:value-type="float">
            <text:p>112,6</text:p>
          </table:table-cell>
          <table:table-cell table:formula="of:=[.P27]*[.Q27]/1000" office:value-type="float" office:value="143.66634" calcext:value-type="float">
            <text:p>143,66634</text:p>
          </table:table-cell>
          <table:table-cell table:formula="of:=[.P27]/[.Q27]" office:value-type="float" office:value="11.3312611012433" calcext:value-type="float">
            <text:p>11,33126110124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7.3" calcext:value-type="float">
            <text:p>2007,3</text:p>
          </table:table-cell>
          <table:table-cell office:value-type="float" office:value="10.82" calcext:value-type="float">
            <text:p>10,82</text:p>
          </table:table-cell>
          <table:table-cell table:formula="of:=[.B28]*[.C28]/1000" office:value-type="float" office:value="21.718986" calcext:value-type="float">
            <text:p>21,718986</text:p>
          </table:table-cell>
          <table:table-cell table:formula="of:=[.B28]/[.C28]" office:value-type="float" office:value="185.517560073937" calcext:value-type="float">
            <text:p>185,517560073937</text:p>
          </table:table-cell>
          <table:table-cell table:number-columns-repeated="3"/>
          <table:table-cell office:value-type="float" office:value="962.3" calcext:value-type="float">
            <text:p>962,3</text:p>
          </table:table-cell>
          <table:table-cell office:value-type="float" office:value="113.1" calcext:value-type="float">
            <text:p>113,1</text:p>
          </table:table-cell>
          <table:table-cell table:formula="of:=[.I28]*[.J28]/1000" office:value-type="float" office:value="108.83613" calcext:value-type="float">
            <text:p>108,83613</text:p>
          </table:table-cell>
          <table:table-cell table:formula="of:=[.I28]/[.J28]" office:value-type="float" office:value="8.50839964633068" calcext:value-type="float">
            <text:p>8,50839964633068</text:p>
          </table:table-cell>
          <table:table-cell table:number-columns-repeated="3"/>
          <table:table-cell office:value-type="float" office:value="1457.3" calcext:value-type="float">
            <text:p>1457,3</text:p>
          </table:table-cell>
          <table:table-cell office:value-type="float" office:value="103.5" calcext:value-type="float">
            <text:p>103,5</text:p>
          </table:table-cell>
          <table:table-cell table:formula="of:=[.P28]*[.Q28]/1000" office:value-type="float" office:value="150.83055" calcext:value-type="float">
            <text:p>150,83055</text:p>
          </table:table-cell>
          <table:table-cell table:formula="of:=[.P28]/[.Q28]" office:value-type="float" office:value="14.080193236715" calcext:value-type="float">
            <text:p>14,0801932367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8.8" calcext:value-type="float">
            <text:p>2008,8</text:p>
          </table:table-cell>
          <table:table-cell office:value-type="float" office:value="9.92" calcext:value-type="float">
            <text:p>9,92</text:p>
          </table:table-cell>
          <table:table-cell table:formula="of:=[.B29]*[.C29]/1000" office:value-type="float" office:value="19.927296" calcext:value-type="float">
            <text:p>19,927296</text:p>
          </table:table-cell>
          <table:table-cell table:formula="of:=[.B29]/[.C29]" office:value-type="float" office:value="202.5" calcext:value-type="float">
            <text:p>202,5</text:p>
          </table:table-cell>
          <table:table-cell table:number-columns-repeated="3"/>
          <table:table-cell office:value-type="float" office:value="1429.9" calcext:value-type="float">
            <text:p>1429,9</text:p>
          </table:table-cell>
          <table:table-cell office:value-type="float" office:value="108.2" calcext:value-type="float">
            <text:p>108,2</text:p>
          </table:table-cell>
          <table:table-cell table:formula="of:=[.I29]*[.J29]/1000" office:value-type="float" office:value="154.71518" calcext:value-type="float">
            <text:p>154,71518</text:p>
          </table:table-cell>
          <table:table-cell table:formula="of:=[.I29]/[.J29]" office:value-type="float" office:value="13.2153419593346" calcext:value-type="float">
            <text:p>13,2153419593346</text:p>
          </table:table-cell>
          <table:table-cell table:number-columns-repeated="3"/>
          <table:table-cell office:value-type="float" office:value="1496.6" calcext:value-type="float">
            <text:p>1496,6</text:p>
          </table:table-cell>
          <table:table-cell office:value-type="float" office:value="98.3" calcext:value-type="float">
            <text:p>98,3</text:p>
          </table:table-cell>
          <table:table-cell table:formula="of:=[.P29]*[.Q29]/1000" office:value-type="float" office:value="147.11578" calcext:value-type="float">
            <text:p>147,11578</text:p>
          </table:table-cell>
          <table:table-cell table:formula="of:=[.P29]/[.Q29]" office:value-type="float" office:value="15.2248219735504" calcext:value-type="float">
            <text:p>15,22482197355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9.6" calcext:value-type="float">
            <text:p>2009,6</text:p>
          </table:table-cell>
          <table:table-cell office:value-type="float" office:value="9.48" calcext:value-type="float">
            <text:p>9,48</text:p>
          </table:table-cell>
          <table:table-cell table:formula="of:=[.B30]*[.C30]/1000" office:value-type="float" office:value="19.051008" calcext:value-type="float">
            <text:p>19,051008</text:p>
          </table:table-cell>
          <table:table-cell table:formula="of:=[.B30]/[.C30]" office:value-type="float" office:value="211.983122362869" calcext:value-type="float">
            <text:p>211,983122362869</text:p>
          </table:table-cell>
          <table:table-cell table:number-columns-repeated="3"/>
          <table:table-cell office:value-type="float" office:value="1337" calcext:value-type="float">
            <text:p>1337</text:p>
          </table:table-cell>
          <table:table-cell office:value-type="float" office:value="110.7" calcext:value-type="float">
            <text:p>110,7</text:p>
          </table:table-cell>
          <table:table-cell table:formula="of:=[.I30]*[.J30]/1000" office:value-type="float" office:value="148.0059" calcext:value-type="float">
            <text:p>148,0059</text:p>
          </table:table-cell>
          <table:table-cell table:formula="of:=[.I30]/[.J30]" office:value-type="float" office:value="12.0776874435411" calcext:value-type="float">
            <text:p>12,0776874435411</text:p>
          </table:table-cell>
          <table:table-cell table:number-columns-repeated="3"/>
          <table:table-cell office:value-type="float" office:value="1390.7" calcext:value-type="float">
            <text:p>1390,7</text:p>
          </table:table-cell>
          <table:table-cell office:value-type="float" office:value="108.6" calcext:value-type="float">
            <text:p>108,6</text:p>
          </table:table-cell>
          <table:table-cell table:formula="of:=[.P30]*[.Q30]/1000" office:value-type="float" office:value="151.03002" calcext:value-type="float">
            <text:p>151,03002</text:p>
          </table:table-cell>
          <table:table-cell table:formula="of:=[.P30]/[.Q30]" office:value-type="float" office:value="12.8057090239411" calcext:value-type="float">
            <text:p>12,80570902394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10.6" calcext:value-type="float">
            <text:p>2010,6</text:p>
          </table:table-cell>
          <table:table-cell office:value-type="float" office:value="8.88" calcext:value-type="float">
            <text:p>8,88</text:p>
          </table:table-cell>
          <table:table-cell table:formula="of:=[.B31]*[.C31]/1000" office:value-type="float" office:value="17.854128" calcext:value-type="float">
            <text:p>17,854128</text:p>
          </table:table-cell>
          <table:table-cell table:formula="of:=[.B31]/[.C31]" office:value-type="float" office:value="226.418918918919" calcext:value-type="float">
            <text:p>226,418918918919</text:p>
          </table:table-cell>
          <table:table-cell table:number-columns-repeated="10"/>
          <table:table-cell office:value-type="float" office:value="1452.4" calcext:value-type="float">
            <text:p>1452,4</text:p>
          </table:table-cell>
          <table:table-cell office:value-type="float" office:value="103.8" calcext:value-type="float">
            <text:p>103,8</text:p>
          </table:table-cell>
          <table:table-cell table:formula="of:=[.P31]*[.Q31]/1000" office:value-type="float" office:value="150.75912" calcext:value-type="float">
            <text:p>150,75912</text:p>
          </table:table-cell>
          <table:table-cell table:formula="of:=[.P31]/[.Q31]" office:value-type="float" office:value="13.9922928709056" calcext:value-type="float">
            <text:p>13,99229287090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12.1" calcext:value-type="float">
            <text:p>2012,1</text:p>
          </table:table-cell>
          <table:table-cell office:value-type="float" office:value="8.35" calcext:value-type="float">
            <text:p>8,35</text:p>
          </table:table-cell>
          <table:table-cell table:formula="of:=[.B32]*[.C32]/1000" office:value-type="float" office:value="16.801035" calcext:value-type="float">
            <text:p>16,801035</text:p>
          </table:table-cell>
          <table:table-cell table:formula="of:=[.B32]/[.C32]" office:value-type="float" office:value="240.97005988024" calcext:value-type="float">
            <text:p>240,9700598802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013.9" calcext:value-type="float">
            <text:p>2013,9</text:p>
          </table:table-cell>
          <table:table-cell office:value-type="float" office:value="7.23" calcext:value-type="float">
            <text:p>7,23</text:p>
          </table:table-cell>
          <table:table-cell table:formula="of:=[.B33]*[.C33]/1000" office:value-type="float" office:value="14.560497" calcext:value-type="float">
            <text:p>14,560497</text:p>
          </table:table-cell>
          <table:table-cell table:formula="of:=[.B33]/[.C33]" office:value-type="float" office:value="278.547717842324" calcext:value-type="float">
            <text:p>278,54771784232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013.8" calcext:value-type="float">
            <text:p>2013,8</text:p>
          </table:table-cell>
          <table:table-cell office:value-type="float" office:value="7.42" calcext:value-type="float">
            <text:p>7,42</text:p>
          </table:table-cell>
          <table:table-cell table:formula="of:=[.B34]*[.C34]/1000" office:value-type="float" office:value="14.942396" calcext:value-type="float">
            <text:p>14,942396</text:p>
          </table:table-cell>
          <table:table-cell table:formula="of:=[.B34]/[.C34]" office:value-type="float" office:value="271.401617250674" calcext:value-type="float">
            <text:p>271,40161725067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016.2" calcext:value-type="float">
            <text:p>2016,2</text:p>
          </table:table-cell>
          <table:table-cell office:value-type="float" office:value="5.95" calcext:value-type="float">
            <text:p>5,95</text:p>
          </table:table-cell>
          <table:table-cell table:formula="of:=[.B35]*[.C35]/1000" office:value-type="float" office:value="11.99639" calcext:value-type="float">
            <text:p>11,99639</text:p>
          </table:table-cell>
          <table:table-cell table:formula="of:=[.B35]/[.C35]" office:value-type="float" office:value="338.857142857143" calcext:value-type="float">
            <text:p>338,85714285714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485.1" calcext:value-type="float">
            <text:p>1485,1</text:p>
          </table:table-cell>
          <table:table-cell office:value-type="float" office:value="106.2" calcext:value-type="float">
            <text:p>106,2</text:p>
          </table:table-cell>
          <table:table-cell table:formula="of:=[.B36]*[.C36]/1000" office:value-type="float" office:value="157.71762" calcext:value-type="float">
            <text:p>157,71762</text:p>
          </table:table-cell>
          <table:table-cell table:formula="of:=[.B36]/[.C36]" office:value-type="float" office:value="13.9839924670433" calcext:value-type="float">
            <text:p>13,983992467043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75.9" calcext:value-type="float">
            <text:p>1375,9</text:p>
          </table:table-cell>
          <table:table-cell office:value-type="float" office:value="108.1" calcext:value-type="float">
            <text:p>108,1</text:p>
          </table:table-cell>
          <table:table-cell table:formula="of:=[.B37]*[.C37]/1000" office:value-type="float" office:value="148.73479" calcext:value-type="float">
            <text:p>148,73479</text:p>
          </table:table-cell>
          <table:table-cell table:formula="of:=[.B37]/[.C37]" office:value-type="float" office:value="12.7280296022202" calcext:value-type="float">
            <text:p>12,728029602220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581.6" calcext:value-type="float">
            <text:p>1581,6</text:p>
          </table:table-cell>
          <table:table-cell office:value-type="float" office:value="104.9" calcext:value-type="float">
            <text:p>104,9</text:p>
          </table:table-cell>
          <table:table-cell table:formula="of:=[.B38]*[.C38]/1000" office:value-type="float" office:value="165.90984" calcext:value-type="float">
            <text:p>165,90984</text:p>
          </table:table-cell>
          <table:table-cell table:formula="of:=[.B38]/[.C38]" office:value-type="float" office:value="15.0772163965682" calcext:value-type="float">
            <text:p>15,077216396568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650.8" calcext:value-type="float">
            <text:p>1650,8</text:p>
          </table:table-cell>
          <table:table-cell office:value-type="float" office:value="101.4" calcext:value-type="float">
            <text:p>101,4</text:p>
          </table:table-cell>
          <table:table-cell table:formula="of:=[.B39]*[.C39]/1000" office:value-type="float" office:value="167.39112" calcext:value-type="float">
            <text:p>167,39112</text:p>
          </table:table-cell>
          <table:table-cell table:formula="of:=[.B39]/[.C39]" office:value-type="float" office:value="16.2800788954635" calcext:value-type="float">
            <text:p>16,280078895463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684.3" calcext:value-type="float">
            <text:p>1684,3</text:p>
          </table:table-cell>
          <table:table-cell office:value-type="float" office:value="98.7" calcext:value-type="float">
            <text:p>98,7</text:p>
          </table:table-cell>
          <table:table-cell table:formula="of:=[.B40]*[.C40]/1000" office:value-type="float" office:value="166.24041" calcext:value-type="float">
            <text:p>166,24041</text:p>
          </table:table-cell>
          <table:table-cell table:formula="of:=[.B40]/[.C40]" office:value-type="float" office:value="17.06484295846" calcext:value-type="float">
            <text:p>17,0648429584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627.9" calcext:value-type="float">
            <text:p>1627,9</text:p>
          </table:table-cell>
          <table:table-cell office:value-type="float" office:value="102.1" calcext:value-type="float">
            <text:p>102,1</text:p>
          </table:table-cell>
          <table:table-cell table:formula="of:=[.B41]*[.C41]/1000" office:value-type="float" office:value="166.20859" calcext:value-type="float">
            <text:p>166,20859</text:p>
          </table:table-cell>
          <table:table-cell table:formula="of:=[.B41]/[.C41]" office:value-type="float" office:value="15.9441723800196" calcext:value-type="float">
            <text:p>15,9441723800196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.00.0000</text:date>, <text:time style:data-style-name="N2" text:time-value="19:27:51.34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14:01:15.941000000</meta:creation-date>
    <dc:date>2025-03-08T22:42:51.050000000</dc:date>
    <meta:editing-duration>PT2H33M11S</meta:editing-duration>
    <meta:editing-cycles>3</meta:editing-cycles>
    <meta:generator>LibreOffice/24.2.3.2$Windows_X86_64 LibreOffice_project/433d9c2ded56988e8a90e6b2e771ee4e6a5ab2ba</meta:generator>
    <meta:document-statistic meta:table-count="1" meta:cell-count="468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legend chart:legend-position="end" svg:x="14.132cm" svg:y="3.946cm" style:legend-expansion="high" chart:style-name="ch2"/>
        <chart:plot-area chart:style-name="ch3" table:cell-range-address="Arkusz1.B6:Arkusz1.D41 Arkusz1.C5:Arkusz1.D5" chart:data-source-has-labels="row" svg:x="0.319cm" svg:y="0.179cm" svg:width="13.494cm" svg:height="8.631cm">
          <chart:coordinate-region svg:x="1.126cm" svg:y="0.378cm" svg:width="12.315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C6:Arkusz1.C41" chart:label-cell-address="Arkusz1.C5:Arkusz1.C5" chart:class="chart:scatter">
            <chart:domain table:cell-range-address="Arkusz1.B6:Arkusz1.B41"/>
            <chart:data-point chart:repeated="36"/>
          </chart:series>
          <chart:series chart:style-name="ch8" chart:values-cell-range-address="Arkusz1.D6:Arkusz1.D41" chart:label-cell-address="Arkusz1.D5:Arkusz1.D5" chart:class="chart:scatte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I [mA]</text:p>
                <draw:g>
                  <svg:desc>Arkusz1.C5:Arkusz1.C5</svg:desc>
                </draw:g>
              </table:table-cell>
              <table:table-cell office:value-type="string">
                <text:p>P [mW]</text:p>
                <draw:g>
                  <svg:desc>Arkusz1.D5:Arkusz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">
                <text:p>114</text:p>
                <draw:g>
                  <svg:desc>Arkusz1.B6:Arkusz1.B41</svg:desc>
                </draw:g>
              </table:table-cell>
              <table:table-cell office:value-type="float" office:value="112">
                <text:p>112</text:p>
                <draw:g>
                  <svg:desc>Arkusz1.C6:Arkusz1.C41</svg:desc>
                </draw:g>
              </table:table-cell>
              <table:table-cell office:value-type="float" office:value="12.768">
                <text:p>12.768</text:p>
                <draw:g>
                  <svg:desc>Arkusz1.D6:Arkusz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111">
                <text:p>111</text:p>
              </table:table-cell>
              <table:table-cell office:value-type="float" office:value="38.739">
                <text:p>38.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">
                <text:p>349</text:p>
              </table:table-cell>
              <table:table-cell office:value-type="float" office:value="112">
                <text:p>112</text:p>
              </table:table-cell>
              <table:table-cell office:value-type="float" office:value="39.088">
                <text:p>39.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8">
                <text:p>1158</text:p>
              </table:table-cell>
              <table:table-cell office:value-type="float" office:value="108">
                <text:p>108</text:p>
              </table:table-cell>
              <table:table-cell office:value-type="float" office:value="125.064">
                <text:p>125.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7">
                <text:p>1697</text:p>
              </table:table-cell>
              <table:table-cell office:value-type="float" office:value="96.5">
                <text:p>96.5</text:p>
              </table:table-cell>
              <table:table-cell office:value-type="float" office:value="163.7605">
                <text:p>163.7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30.3">
                <text:p>1830.3</text:p>
              </table:table-cell>
              <table:table-cell office:value-type="float" office:value="74.3">
                <text:p>74.3</text:p>
              </table:table-cell>
              <table:table-cell office:value-type="float" office:value="135.99129">
                <text:p>135.99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82.2">
                <text:p>1882.2</text:p>
              </table:table-cell>
              <table:table-cell office:value-type="float" office:value="59.9">
                <text:p>59.9</text:p>
              </table:table-cell>
              <table:table-cell office:value-type="float" office:value="112.74378">
                <text:p>112.74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1.8">
                <text:p>1901.8</text:p>
              </table:table-cell>
              <table:table-cell office:value-type="float" office:value="53.6">
                <text:p>53.6</text:p>
              </table:table-cell>
              <table:table-cell office:value-type="float" office:value="101.93648">
                <text:p>101.93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13.9">
                <text:p>1913.9</text:p>
              </table:table-cell>
              <table:table-cell office:value-type="float" office:value="49.8">
                <text:p>49.8</text:p>
              </table:table-cell>
              <table:table-cell office:value-type="float" office:value="95.31222">
                <text:p>95.31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29.8">
                <text:p>1929.8</text:p>
              </table:table-cell>
              <table:table-cell office:value-type="float" office:value="43.98">
                <text:p>43.98</text:p>
              </table:table-cell>
              <table:table-cell office:value-type="float" office:value="84.872604">
                <text:p>84.872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44.9">
                <text:p>1944.9</text:p>
              </table:table-cell>
              <table:table-cell office:value-type="float" office:value="38.28">
                <text:p>38.28</text:p>
              </table:table-cell>
              <table:table-cell office:value-type="float" office:value="74.450772">
                <text:p>74.4507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6.6">
                <text:p>1956.6</text:p>
              </table:table-cell>
              <table:table-cell office:value-type="float" office:value="33.58">
                <text:p>33.58</text:p>
              </table:table-cell>
              <table:table-cell office:value-type="float" office:value="65.702628">
                <text:p>65.7026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3.6">
                <text:p>1963.6</text:p>
              </table:table-cell>
              <table:table-cell office:value-type="float" office:value="30.72">
                <text:p>30.72</text:p>
              </table:table-cell>
              <table:table-cell office:value-type="float" office:value="60.321792">
                <text:p>60.3217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9.8">
                <text:p>1969.8</text:p>
              </table:table-cell>
              <table:table-cell office:value-type="float" office:value="28.06">
                <text:p>28.06</text:p>
              </table:table-cell>
              <table:table-cell office:value-type="float" office:value="55.272588">
                <text:p>55.272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8.2">
                <text:p>1978.2</text:p>
              </table:table-cell>
              <table:table-cell office:value-type="float" office:value="24.27">
                <text:p>24.27</text:p>
              </table:table-cell>
              <table:table-cell office:value-type="float" office:value="48.010914">
                <text:p>48.010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6.7">
                <text:p>1986.7</text:p>
              </table:table-cell>
              <table:table-cell office:value-type="float" office:value="20.58">
                <text:p>20.58</text:p>
              </table:table-cell>
              <table:table-cell office:value-type="float" office:value="40.886286">
                <text:p>40.886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.6">
                <text:p>1992.6</text:p>
              </table:table-cell>
              <table:table-cell office:value-type="float" office:value="17.96">
                <text:p>17.96</text:p>
              </table:table-cell>
              <table:table-cell office:value-type="float" office:value="35.787096">
                <text:p>35.7870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6.7">
                <text:p>1996.7</text:p>
              </table:table-cell>
              <table:table-cell office:value-type="float" office:value="16.09">
                <text:p>16.09</text:p>
              </table:table-cell>
              <table:table-cell office:value-type="float" office:value="32.126903">
                <text:p>32.126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9.7">
                <text:p>1999.7</text:p>
              </table:table-cell>
              <table:table-cell office:value-type="float" office:value="14.62">
                <text:p>14.62</text:p>
              </table:table-cell>
              <table:table-cell office:value-type="float" office:value="29.235614">
                <text:p>29.2356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1.5">
                <text:p>2001.5</text:p>
              </table:table-cell>
              <table:table-cell office:value-type="float" office:value="13.58">
                <text:p>13.58</text:p>
              </table:table-cell>
              <table:table-cell office:value-type="float" office:value="27.18037">
                <text:p>27.18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3.4">
                <text:p>2003.4</text:p>
              </table:table-cell>
              <table:table-cell office:value-type="float" office:value="12.75">
                <text:p>12.75</text:p>
              </table:table-cell>
              <table:table-cell office:value-type="float" office:value="25.54335">
                <text:p>25.54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5.7">
                <text:p>2005.7</text:p>
              </table:table-cell>
              <table:table-cell office:value-type="float" office:value="11.72">
                <text:p>11.72</text:p>
              </table:table-cell>
              <table:table-cell office:value-type="float" office:value="23.506804">
                <text:p>23.506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7.3">
                <text:p>2007.3</text:p>
              </table:table-cell>
              <table:table-cell office:value-type="float" office:value="10.82">
                <text:p>10.82</text:p>
              </table:table-cell>
              <table:table-cell office:value-type="float" office:value="21.718986">
                <text:p>21.7189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8.8">
                <text:p>2008.8</text:p>
              </table:table-cell>
              <table:table-cell office:value-type="float" office:value="9.92">
                <text:p>9.92</text:p>
              </table:table-cell>
              <table:table-cell office:value-type="float" office:value="19.927296">
                <text:p>19.927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9.6">
                <text:p>2009.6</text:p>
              </table:table-cell>
              <table:table-cell office:value-type="float" office:value="9.48">
                <text:p>9.48</text:p>
              </table:table-cell>
              <table:table-cell office:value-type="float" office:value="19.051008">
                <text:p>19.0510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0.6">
                <text:p>2010.6</text:p>
              </table:table-cell>
              <table:table-cell office:value-type="float" office:value="8.88">
                <text:p>8.88</text:p>
              </table:table-cell>
              <table:table-cell office:value-type="float" office:value="17.854128">
                <text:p>17.854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12.1">
                <text:p>2012.1</text:p>
              </table:table-cell>
              <table:table-cell office:value-type="float" office:value="8.35">
                <text:p>8.35</text:p>
              </table:table-cell>
              <table:table-cell office:value-type="float" office:value="16.801035">
                <text:p>16.8010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13.9">
                <text:p>2013.9</text:p>
              </table:table-cell>
              <table:table-cell office:value-type="float" office:value="7.23">
                <text:p>7.23</text:p>
              </table:table-cell>
              <table:table-cell office:value-type="float" office:value="14.560497">
                <text:p>14.5604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13.8">
                <text:p>2013.8</text:p>
              </table:table-cell>
              <table:table-cell office:value-type="float" office:value="7.42">
                <text:p>7.42</text:p>
              </table:table-cell>
              <table:table-cell office:value-type="float" office:value="14.942396">
                <text:p>14.9423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6.2">
                <text:p>2016.2</text:p>
              </table:table-cell>
              <table:table-cell office:value-type="float" office:value="5.95">
                <text:p>5.95</text:p>
              </table:table-cell>
              <table:table-cell office:value-type="float" office:value="11.99639">
                <text:p>11.996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5.1">
                <text:p>1485.1</text:p>
              </table:table-cell>
              <table:table-cell office:value-type="float" office:value="106.2">
                <text:p>106.2</text:p>
              </table:table-cell>
              <table:table-cell office:value-type="float" office:value="157.71762">
                <text:p>157.717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75.9">
                <text:p>1375.9</text:p>
              </table:table-cell>
              <table:table-cell office:value-type="float" office:value="108.1">
                <text:p>108.1</text:p>
              </table:table-cell>
              <table:table-cell office:value-type="float" office:value="148.73479">
                <text:p>148.734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1.6">
                <text:p>1581.6</text:p>
              </table:table-cell>
              <table:table-cell office:value-type="float" office:value="104.9">
                <text:p>104.9</text:p>
              </table:table-cell>
              <table:table-cell office:value-type="float" office:value="165.90984">
                <text:p>165.909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.8">
                <text:p>1650.8</text:p>
              </table:table-cell>
              <table:table-cell office:value-type="float" office:value="101.4">
                <text:p>101.4</text:p>
              </table:table-cell>
              <table:table-cell office:value-type="float" office:value="167.39112">
                <text:p>167.391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84.3">
                <text:p>1684.3</text:p>
              </table:table-cell>
              <table:table-cell office:value-type="float" office:value="98.7">
                <text:p>98.7</text:p>
              </table:table-cell>
              <table:table-cell office:value-type="float" office:value="166.24041">
                <text:p>166.240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27.9">
                <text:p>1627.9</text:p>
              </table:table-cell>
              <table:table-cell office:value-type="float" office:value="102.1">
                <text:p>102.1</text:p>
              </table:table-cell>
              <table:table-cell office:value-type="float" office:value="166.20859">
                <text:p>166.20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34cm" svg:y="3.952cm" style:legend-expansion="high" chart:style-name="ch2"/>
        <chart:plot-area chart:style-name="ch3" table:cell-range-address="Arkusz1.I6:Arkusz1.K30 Arkusz1.J5:Arkusz1.K5" chart:data-source-has-labels="row" svg:x="0.32cm" svg:y="0.18cm" svg:width="13.494cm" svg:height="8.64cm">
          <chart:coordinate-region svg:x="1.127cm" svg:y="0.379cm" svg:width="12.31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J6:Arkusz1.J30" chart:label-cell-address="Arkusz1.J5:Arkusz1.J5" chart:class="chart:scatter">
            <chart:domain table:cell-range-address="Arkusz1.I6:Arkusz1.I30"/>
            <chart:data-point chart:repeated="25"/>
          </chart:series>
          <chart:series chart:style-name="ch8" chart:values-cell-range-address="Arkusz1.K6:Arkusz1.K30" chart:label-cell-address="Arkusz1.K5:Arkusz1.K5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I</text:p>
              </table:table-cell>
              <table:table-cell office:value-type="string">
                <text:p>I [mA]</text:p>
                <draw:g>
                  <svg:desc>Arkusz1.J5:Arkusz1.J5</svg:desc>
                </draw:g>
              </table:table-cell>
              <table:table-cell office:value-type="string">
                <text:p>P [mW]</text:p>
                <draw:g>
                  <svg:desc>Arkusz1.K5:Arkusz1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5.6">
                <text:p>645.6</text:p>
                <draw:g>
                  <svg:desc>Arkusz1.I6:Arkusz1.I30</svg:desc>
                </draw:g>
              </table:table-cell>
              <table:table-cell office:value-type="float" office:value="114.2">
                <text:p>114.2</text:p>
                <draw:g>
                  <svg:desc>Arkusz1.J6:Arkusz1.J30</svg:desc>
                </draw:g>
              </table:table-cell>
              <table:table-cell office:value-type="float" office:value="73.72752">
                <text:p>73.72752</text:p>
                <draw:g>
                  <svg:desc>Arkusz1.K6:Arkusz1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8.8">
                <text:p>1118.8</text:p>
              </table:table-cell>
              <table:table-cell office:value-type="float" office:value="111.9">
                <text:p>111.9</text:p>
              </table:table-cell>
              <table:table-cell office:value-type="float" office:value="125.19372">
                <text:p>125.19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5.9">
                <text:p>1495.9</text:p>
              </table:table-cell>
              <table:table-cell office:value-type="float" office:value="104.9">
                <text:p>104.9</text:p>
              </table:table-cell>
              <table:table-cell office:value-type="float" office:value="156.91991">
                <text:p>156.91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0.3">
                <text:p>1630.3</text:p>
              </table:table-cell>
              <table:table-cell office:value-type="float" office:value="88.7">
                <text:p>88.7</text:p>
              </table:table-cell>
              <table:table-cell office:value-type="float" office:value="144.60761">
                <text:p>144.60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19.1">
                <text:p>1719.1</text:p>
              </table:table-cell>
              <table:table-cell office:value-type="float" office:value="73.9">
                <text:p>73.9</text:p>
              </table:table-cell>
              <table:table-cell office:value-type="float" office:value="127.04149">
                <text:p>127.04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12.2">
                <text:p>1712.2</text:p>
              </table:table-cell>
              <table:table-cell office:value-type="float" office:value="69.7">
                <text:p>69.7</text:p>
              </table:table-cell>
              <table:table-cell office:value-type="float" office:value="119.34034">
                <text:p>119.34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34.4">
                <text:p>1734.4</text:p>
              </table:table-cell>
              <table:table-cell office:value-type="float" office:value="64.1">
                <text:p>64.1</text:p>
              </table:table-cell>
              <table:table-cell office:value-type="float" office:value="111.17504">
                <text:p>111.17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2.1">
                <text:p>1762.1</text:p>
              </table:table-cell>
              <table:table-cell office:value-type="float" office:value="55">
                <text:p>55</text:p>
              </table:table-cell>
              <table:table-cell office:value-type="float" office:value="96.9155">
                <text:p>96.9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1.5">
                <text:p>1791.5</text:p>
              </table:table-cell>
              <table:table-cell office:value-type="float" office:value="45.3">
                <text:p>45.3</text:p>
              </table:table-cell>
              <table:table-cell office:value-type="float" office:value="81.15495">
                <text:p>81.15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.8">
                <text:p>1800.8</text:p>
              </table:table-cell>
              <table:table-cell office:value-type="float" office:value="41.6">
                <text:p>41.6</text:p>
              </table:table-cell>
              <table:table-cell office:value-type="float" office:value="74.91328">
                <text:p>74.913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6.9">
                <text:p>1806.9</text:p>
              </table:table-cell>
              <table:table-cell office:value-type="float" office:value="38.9">
                <text:p>38.9</text:p>
              </table:table-cell>
              <table:table-cell office:value-type="float" office:value="70.28841">
                <text:p>70.28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15.1">
                <text:p>1815.1</text:p>
              </table:table-cell>
              <table:table-cell office:value-type="float" office:value="35.72">
                <text:p>35.72</text:p>
              </table:table-cell>
              <table:table-cell office:value-type="float" office:value="64.835372">
                <text:p>64.8353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35.2">
                <text:p>1835.2</text:p>
              </table:table-cell>
              <table:table-cell office:value-type="float" office:value="28.1">
                <text:p>28.1</text:p>
              </table:table-cell>
              <table:table-cell office:value-type="float" office:value="51.56912">
                <text:p>51.56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7.8">
                <text:p>1857.8</text:p>
              </table:table-cell>
              <table:table-cell office:value-type="float" office:value="18.1">
                <text:p>18.1</text:p>
              </table:table-cell>
              <table:table-cell office:value-type="float" office:value="33.62618">
                <text:p>33.626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67.4">
                <text:p>1867.4</text:p>
              </table:table-cell>
              <table:table-cell office:value-type="float" office:value="14">
                <text:p>14</text:p>
              </table:table-cell>
              <table:table-cell office:value-type="float" office:value="26.1436">
                <text:p>26.1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73.5">
                <text:p>1873.5</text:p>
              </table:table-cell>
              <table:table-cell office:value-type="float" office:value="11.2">
                <text:p>11.2</text:p>
              </table:table-cell>
              <table:table-cell office:value-type="float" office:value="20.9832">
                <text:p>20.9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77.9">
                <text:p>1877.9</text:p>
              </table:table-cell>
              <table:table-cell office:value-type="float" office:value="9">
                <text:p>9</text:p>
              </table:table-cell>
              <table:table-cell office:value-type="float" office:value="16.9011">
                <text:p>16.9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0.6">
                <text:p>1880.6</text:p>
              </table:table-cell>
              <table:table-cell office:value-type="float" office:value="7.5">
                <text:p>7.5</text:p>
              </table:table-cell>
              <table:table-cell office:value-type="float" office:value="14.1045">
                <text:p>14.1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88.4">
                <text:p>1888.4</text:p>
              </table:table-cell>
              <table:table-cell office:value-type="float" office:value="4.5">
                <text:p>4.5</text:p>
              </table:table-cell>
              <table:table-cell office:value-type="float" office:value="8.4978">
                <text:p>8.4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4.1">
                <text:p>1554.1</text:p>
              </table:table-cell>
              <table:table-cell office:value-type="float" office:value="99.5">
                <text:p>99.5</text:p>
              </table:table-cell>
              <table:table-cell office:value-type="float" office:value="154.63295">
                <text:p>154.632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4.1">
                <text:p>1504.1</text:p>
              </table:table-cell>
              <table:table-cell office:value-type="float" office:value="104.2">
                <text:p>104.2</text:p>
              </table:table-cell>
              <table:table-cell office:value-type="float" office:value="156.72722">
                <text:p>156.72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2.1">
                <text:p>1602.1</text:p>
              </table:table-cell>
              <table:table-cell office:value-type="float" office:value="93.3">
                <text:p>93.3</text:p>
              </table:table-cell>
              <table:table-cell office:value-type="float" office:value="149.47593">
                <text:p>149.475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2.3">
                <text:p>962.3</text:p>
              </table:table-cell>
              <table:table-cell office:value-type="float" office:value="113.1">
                <text:p>113.1</text:p>
              </table:table-cell>
              <table:table-cell office:value-type="float" office:value="108.83613">
                <text:p>108.836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9.9">
                <text:p>1429.9</text:p>
              </table:table-cell>
              <table:table-cell office:value-type="float" office:value="108.2">
                <text:p>108.2</text:p>
              </table:table-cell>
              <table:table-cell office:value-type="float" office:value="154.71518">
                <text:p>154.715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7">
                <text:p>1337</text:p>
              </table:table-cell>
              <table:table-cell office:value-type="float" office:value="110.7">
                <text:p>110.7</text:p>
              </table:table-cell>
              <table:table-cell office:value-type="float" office:value="148.0059">
                <text:p>148.00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34cm" svg:y="3.952cm" style:legend-expansion="high" chart:style-name="ch2"/>
        <chart:plot-area chart:style-name="ch3" table:cell-range-address="Arkusz1.P6:Arkusz1.R31 Arkusz1.Q5:Arkusz1.R5" chart:data-source-has-labels="row" svg:x="0.32cm" svg:y="0.18cm" svg:width="13.494cm" svg:height="8.64cm">
          <chart:coordinate-region svg:x="1.127cm" svg:y="0.379cm" svg:width="12.31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Q6:Arkusz1.Q31" chart:label-cell-address="Arkusz1.Q5:Arkusz1.Q5" chart:class="chart:scatter">
            <chart:domain table:cell-range-address="Arkusz1.P6:Arkusz1.P31"/>
            <chart:data-point chart:repeated="26"/>
          </chart:series>
          <chart:series chart:style-name="ch8" chart:values-cell-range-address="Arkusz1.R6:Arkusz1.R31" chart:label-cell-address="Arkusz1.R5:Arkusz1.R5" chart:class="chart:scatter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P</text:p>
              </table:table-cell>
              <table:table-cell office:value-type="string">
                <text:p>I [mA]</text:p>
                <draw:g>
                  <svg:desc>Arkusz1.Q5:Arkusz1.Q5</svg:desc>
                </draw:g>
              </table:table-cell>
              <table:table-cell office:value-type="string">
                <text:p>P [mW]</text:p>
                <draw:g>
                  <svg:desc>Arkusz1.R5:Arkusz1.R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7.7">
                <text:p>257.7</text:p>
                <draw:g>
                  <svg:desc>Arkusz1.P6:Arkusz1.P31</svg:desc>
                </draw:g>
              </table:table-cell>
              <table:table-cell office:value-type="float" office:value="118">
                <text:p>118</text:p>
                <draw:g>
                  <svg:desc>Arkusz1.Q6:Arkusz1.Q31</svg:desc>
                </draw:g>
              </table:table-cell>
              <table:table-cell office:value-type="float" office:value="30.4086">
                <text:p>30.4086</text:p>
                <draw:g>
                  <svg:desc>Arkusz1.R6:Arkusz1.R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5.1">
                <text:p>435.1</text:p>
              </table:table-cell>
              <table:table-cell office:value-type="float" office:value="116.7">
                <text:p>116.7</text:p>
              </table:table-cell>
              <table:table-cell office:value-type="float" office:value="50.77617">
                <text:p>50.77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6.9">
                <text:p>536.9</text:p>
              </table:table-cell>
              <table:table-cell office:value-type="float" office:value="116.6">
                <text:p>116.6</text:p>
              </table:table-cell>
              <table:table-cell office:value-type="float" office:value="62.60254">
                <text:p>62.60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8.6">
                <text:p>688.6</text:p>
              </table:table-cell>
              <table:table-cell office:value-type="float" office:value="116">
                <text:p>116</text:p>
              </table:table-cell>
              <table:table-cell office:value-type="float" office:value="79.8776">
                <text:p>79.8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1.4">
                <text:p>871.4</text:p>
              </table:table-cell>
              <table:table-cell office:value-type="float" office:value="115.3">
                <text:p>115.3</text:p>
              </table:table-cell>
              <table:table-cell office:value-type="float" office:value="100.47242">
                <text:p>100.47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2.8">
                <text:p>1142.8</text:p>
              </table:table-cell>
              <table:table-cell office:value-type="float" office:value="114.1">
                <text:p>114.1</text:p>
              </table:table-cell>
              <table:table-cell office:value-type="float" office:value="130.39348">
                <text:p>130.39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4.8">
                <text:p>1284.8</text:p>
              </table:table-cell>
              <table:table-cell office:value-type="float" office:value="112.8">
                <text:p>112.8</text:p>
              </table:table-cell>
              <table:table-cell office:value-type="float" office:value="144.92544">
                <text:p>144.92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4.7">
                <text:p>1354.7</text:p>
              </table:table-cell>
              <table:table-cell office:value-type="float" office:value="110.9">
                <text:p>110.9</text:p>
              </table:table-cell>
              <table:table-cell office:value-type="float" office:value="150.23623">
                <text:p>150.23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6.8">
                <text:p>1506.8</text:p>
              </table:table-cell>
              <table:table-cell office:value-type="float" office:value="99.5">
                <text:p>99.5</text:p>
              </table:table-cell>
              <table:table-cell office:value-type="float" office:value="149.9266">
                <text:p>149.92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2.3">
                <text:p>1602.3</text:p>
              </table:table-cell>
              <table:table-cell office:value-type="float" office:value="82.4">
                <text:p>82.4</text:p>
              </table:table-cell>
              <table:table-cell office:value-type="float" office:value="132.02952">
                <text:p>132.02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2.4">
                <text:p>1632.4</text:p>
              </table:table-cell>
              <table:table-cell office:value-type="float" office:value="73.3">
                <text:p>73.3</text:p>
              </table:table-cell>
              <table:table-cell office:value-type="float" office:value="119.65492">
                <text:p>119.65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5.3">
                <text:p>1665.3</text:p>
              </table:table-cell>
              <table:table-cell office:value-type="float" office:value="63.8">
                <text:p>63.8</text:p>
              </table:table-cell>
              <table:table-cell office:value-type="float" office:value="106.24614">
                <text:p>106.246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87">
                <text:p>1687</text:p>
              </table:table-cell>
              <table:table-cell office:value-type="float" office:value="56.4">
                <text:p>56.4</text:p>
              </table:table-cell>
              <table:table-cell office:value-type="float" office:value="95.1468">
                <text:p>95.14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11.6">
                <text:p>1711.6</text:p>
              </table:table-cell>
              <table:table-cell office:value-type="float" office:value="47.8">
                <text:p>47.8</text:p>
              </table:table-cell>
              <table:table-cell office:value-type="float" office:value="81.81448">
                <text:p>81.814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46.3">
                <text:p>1746.3</text:p>
              </table:table-cell>
              <table:table-cell office:value-type="float" office:value="34.8">
                <text:p>34.8</text:p>
              </table:table-cell>
              <table:table-cell office:value-type="float" office:value="60.77124">
                <text:p>60.771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3">
                <text:p>1763</text:p>
              </table:table-cell>
              <table:table-cell office:value-type="float" office:value="27.8">
                <text:p>27.8</text:p>
              </table:table-cell>
              <table:table-cell office:value-type="float" office:value="49.0114">
                <text:p>49.01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71.6">
                <text:p>1771.6</text:p>
              </table:table-cell>
              <table:table-cell office:value-type="float" office:value="23.7">
                <text:p>23.7</text:p>
              </table:table-cell>
              <table:table-cell office:value-type="float" office:value="41.98692">
                <text:p>41.98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79.9">
                <text:p>1779.9</text:p>
              </table:table-cell>
              <table:table-cell office:value-type="float" office:value="19.7">
                <text:p>19.7</text:p>
              </table:table-cell>
              <table:table-cell office:value-type="float" office:value="35.06403">
                <text:p>35.06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91.7">
                <text:p>1791.7</text:p>
              </table:table-cell>
              <table:table-cell office:value-type="float" office:value="14.3">
                <text:p>14.3</text:p>
              </table:table-cell>
              <table:table-cell office:value-type="float" office:value="25.62131">
                <text:p>25.621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4.2">
                <text:p>1804.2</text:p>
              </table:table-cell>
              <table:table-cell office:value-type="float" office:value="8.7">
                <text:p>8.7</text:p>
              </table:table-cell>
              <table:table-cell office:value-type="float" office:value="15.69654">
                <text:p>15.696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9.6">
                <text:p>1809.6</text:p>
              </table:table-cell>
              <table:table-cell office:value-type="float" office:value="5.8">
                <text:p>5.8</text:p>
              </table:table-cell>
              <table:table-cell office:value-type="float" office:value="10.49568">
                <text:p>10.49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75.9">
                <text:p>1275.9</text:p>
              </table:table-cell>
              <table:table-cell office:value-type="float" office:value="112.6">
                <text:p>112.6</text:p>
              </table:table-cell>
              <table:table-cell office:value-type="float" office:value="143.66634">
                <text:p>143.666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57.3">
                <text:p>1457.3</text:p>
              </table:table-cell>
              <table:table-cell office:value-type="float" office:value="103.5">
                <text:p>103.5</text:p>
              </table:table-cell>
              <table:table-cell office:value-type="float" office:value="150.83055">
                <text:p>150.83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96.6">
                <text:p>1496.6</text:p>
              </table:table-cell>
              <table:table-cell office:value-type="float" office:value="98.3">
                <text:p>98.3</text:p>
              </table:table-cell>
              <table:table-cell office:value-type="float" office:value="147.11578">
                <text:p>147.115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90.7">
                <text:p>1390.7</text:p>
              </table:table-cell>
              <table:table-cell office:value-type="float" office:value="108.6">
                <text:p>108.6</text:p>
              </table:table-cell>
              <table:table-cell office:value-type="float" office:value="151.03002">
                <text:p>151.03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52.4">
                <text:p>1452.4</text:p>
              </table:table-cell>
              <table:table-cell office:value-type="float" office:value="103.8">
                <text:p>103.8</text:p>
              </table:table-cell>
              <table:table-cell office:value-type="float" office:value="150.75912">
                <text:p>150.759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34cm" svg:y="3.952cm" style:legend-expansion="high" chart:style-name="ch2"/>
        <chart:plot-area chart:style-name="ch3" table:cell-range-address="Arkusz1.W6:Arkusz1.Y33 Arkusz1.X5:Arkusz1.Y5" chart:data-source-has-labels="row" svg:x="0.32cm" svg:y="0.18cm" svg:width="13.494cm" svg:height="8.64cm">
          <chart:coordinate-region svg:x="1.127cm" svg:y="0.379cm" svg:width="12.31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X6:Arkusz1.X33" chart:label-cell-address="Arkusz1.X5:Arkusz1.X5" chart:class="chart:scatter">
            <chart:domain table:cell-range-address="Arkusz1.W6:Arkusz1.W33"/>
            <chart:data-point chart:repeated="28"/>
          </chart:series>
          <chart:series chart:style-name="ch8" chart:values-cell-range-address="Arkusz1.Y6:Arkusz1.Y33" chart:label-cell-address="Arkusz1.Y5:Arkusz1.Y5" chart:class="chart:scatte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W</text:p>
              </table:table-cell>
              <table:table-cell office:value-type="string">
                <text:p>I [mA]</text:p>
                <draw:g>
                  <svg:desc>Arkusz1.X5:Arkusz1.X5</svg:desc>
                </draw:g>
              </table:table-cell>
              <table:table-cell office:value-type="string">
                <text:p>P [mW]</text:p>
                <draw:g>
                  <svg:desc>Arkusz1.Y5:Arkusz1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6.5">
                <text:p>486.5</text:p>
                <draw:g>
                  <svg:desc>Arkusz1.W6:Arkusz1.W33</svg:desc>
                </draw:g>
              </table:table-cell>
              <table:table-cell office:value-type="float" office:value="119.4">
                <text:p>119.4</text:p>
                <draw:g>
                  <svg:desc>Arkusz1.X6:Arkusz1.X33</svg:desc>
                </draw:g>
              </table:table-cell>
              <table:table-cell office:value-type="float" office:value="58.0881">
                <text:p>58.0881</text:p>
                <draw:g>
                  <svg:desc>Arkusz1.Y6:Arkusz1.Y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3.9">
                <text:p>593.9</text:p>
              </table:table-cell>
              <table:table-cell office:value-type="float" office:value="118.9">
                <text:p>118.9</text:p>
              </table:table-cell>
              <table:table-cell office:value-type="float" office:value="70.61471">
                <text:p>70.61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2.7">
                <text:p>742.7</text:p>
              </table:table-cell>
              <table:table-cell office:value-type="float" office:value="118.7">
                <text:p>118.7</text:p>
              </table:table-cell>
              <table:table-cell office:value-type="float" office:value="88.15849">
                <text:p>88.15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3.2">
                <text:p>1023.2</text:p>
              </table:table-cell>
              <table:table-cell office:value-type="float" office:value="116.3">
                <text:p>116.3</text:p>
              </table:table-cell>
              <table:table-cell office:value-type="float" office:value="118.99816">
                <text:p>118.99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4.5">
                <text:p>1164.5</text:p>
              </table:table-cell>
              <table:table-cell office:value-type="float" office:value="114.6">
                <text:p>114.6</text:p>
              </table:table-cell>
              <table:table-cell office:value-type="float" office:value="133.4517">
                <text:p>133.4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7.2">
                <text:p>1317.2</text:p>
              </table:table-cell>
              <table:table-cell office:value-type="float" office:value="110.5">
                <text:p>110.5</text:p>
              </table:table-cell>
              <table:table-cell office:value-type="float" office:value="145.5506">
                <text:p>145.5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38.3">
                <text:p>1438.3</text:p>
              </table:table-cell>
              <table:table-cell office:value-type="float" office:value="98.6">
                <text:p>98.6</text:p>
              </table:table-cell>
              <table:table-cell office:value-type="float" office:value="141.81638">
                <text:p>141.81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1.7">
                <text:p>1481.7</text:p>
              </table:table-cell>
              <table:table-cell office:value-type="float" office:value="90.4">
                <text:p>90.4</text:p>
              </table:table-cell>
              <table:table-cell office:value-type="float" office:value="133.94568">
                <text:p>133.945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3.2">
                <text:p>1493.2</text:p>
              </table:table-cell>
              <table:table-cell office:value-type="float" office:value="87.5">
                <text:p>87.5</text:p>
              </table:table-cell>
              <table:table-cell office:value-type="float" office:value="130.655">
                <text:p>130.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8.8">
                <text:p>1558.8</text:p>
              </table:table-cell>
              <table:table-cell office:value-type="float" office:value="71.9">
                <text:p>71.9</text:p>
              </table:table-cell>
              <table:table-cell office:value-type="float" office:value="112.07772">
                <text:p>112.07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.7">
                <text:p>1600.7</text:p>
              </table:table-cell>
              <table:table-cell office:value-type="float" office:value="59.2">
                <text:p>59.2</text:p>
              </table:table-cell>
              <table:table-cell office:value-type="float" office:value="94.76144">
                <text:p>94.76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22.4">
                <text:p>1622.4</text:p>
              </table:table-cell>
              <table:table-cell office:value-type="float" office:value="51.6">
                <text:p>51.6</text:p>
              </table:table-cell>
              <table:table-cell office:value-type="float" office:value="83.71584">
                <text:p>83.71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7.7">
                <text:p>1637.7</text:p>
              </table:table-cell>
              <table:table-cell office:value-type="float" office:value="45.4">
                <text:p>45.4</text:p>
              </table:table-cell>
              <table:table-cell office:value-type="float" office:value="74.35158">
                <text:p>74.35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9.3">
                <text:p>1659.3</text:p>
              </table:table-cell>
              <table:table-cell office:value-type="float" office:value="37.2">
                <text:p>37.2</text:p>
              </table:table-cell>
              <table:table-cell office:value-type="float" office:value="61.72596">
                <text:p>61.72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0.2">
                <text:p>1690.2</text:p>
              </table:table-cell>
              <table:table-cell office:value-type="float" office:value="24.6">
                <text:p>24.6</text:p>
              </table:table-cell>
              <table:table-cell office:value-type="float" office:value="41.57892">
                <text:p>41.57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10.8">
                <text:p>1710.8</text:p>
              </table:table-cell>
              <table:table-cell office:value-type="float" office:value="15.4">
                <text:p>15.4</text:p>
              </table:table-cell>
              <table:table-cell office:value-type="float" office:value="26.34632">
                <text:p>26.346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5.6">
                <text:p>1305.6</text:p>
              </table:table-cell>
              <table:table-cell office:value-type="float" office:value="108.8">
                <text:p>108.8</text:p>
              </table:table-cell>
              <table:table-cell office:value-type="float" office:value="142.04928">
                <text:p>142.049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3.4">
                <text:p>1403.4</text:p>
              </table:table-cell>
              <table:table-cell office:value-type="float" office:value="100.2">
                <text:p>100.2</text:p>
              </table:table-cell>
              <table:table-cell office:value-type="float" office:value="140.62068">
                <text:p>140.62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7.8">
                <text:p>1377.8</text:p>
              </table:table-cell>
              <table:table-cell office:value-type="float" office:value="102.9">
                <text:p>102.9</text:p>
              </table:table-cell>
              <table:table-cell office:value-type="float" office:value="141.77562">
                <text:p>141.775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02.9">
                <text:p>1402.9</text:p>
              </table:table-cell>
              <table:table-cell office:value-type="float" office:value="100.3">
                <text:p>100.3</text:p>
              </table:table-cell>
              <table:table-cell office:value-type="float" office:value="140.71087">
                <text:p>140.71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